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8.94pt"/>
    </style:style>
    <style:style style:name="co2" style:family="table-column">
      <style:table-column-properties fo:break-before="auto" style:column-width="13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69.7pt"/>
    </style:style>
    <style:style style:name="co5" style:family="table-column">
      <style:table-column-properties fo:break-before="auto" style:column-width="21.06pt"/>
    </style:style>
    <style:style style:name="co6" style:family="table-column">
      <style:table-column-properties fo:break-before="auto" style:column-width="177pt"/>
    </style:style>
    <style:style style:name="co7" style:family="table-column">
      <style:table-column-properties fo:break-before="auto" style:column-width="129.66pt"/>
    </style:style>
    <style:style style:name="co8" style:family="table-column">
      <style:table-column-properties fo:break-before="auto" style:column-width="78.21pt"/>
    </style:style>
    <style:style style:name="co9" style:family="table-column">
      <style:table-column-properties fo:break-before="auto" style:column-width="58.65pt"/>
    </style:style>
    <style:style style:name="co10" style:family="table-column">
      <style:table-column-properties fo:break-before="auto" style:column-width="170.79pt"/>
    </style:style>
    <style:style style:name="co11" style:family="table-column">
      <style:table-column-properties fo:break-before="auto" style:column-width="72.79pt"/>
    </style:style>
    <style:style style:name="co12" style:family="table-column">
      <style:table-column-properties fo:break-before="auto" style:column-width="82.06pt"/>
    </style:style>
    <style:style style:name="co13" style:family="table-column">
      <style:table-column-properties fo:break-before="auto" style:column-width="129.91pt"/>
    </style:style>
    <style:style style:name="co14" style:family="table-column">
      <style:table-column-properties fo:break-before="auto" style:column-width="58.11pt"/>
    </style:style>
    <style:style style:name="co15" style:family="table-column">
      <style:table-column-properties fo:break-before="auto" style:column-width="29.31pt"/>
    </style:style>
    <style:style style:name="co16" style:family="table-column">
      <style:table-column-properties fo:break-before="auto" style:column-width="173.91pt"/>
    </style:style>
    <style:style style:name="co17" style:family="table-column">
      <style:table-column-properties fo:break-before="auto" style:column-width="49.66pt"/>
    </style:style>
    <style:style style:name="co18" style:family="table-column">
      <style:table-column-properties fo:break-before="auto" style:column-width="44.19pt"/>
    </style:style>
    <style:style style:name="co19" style:family="table-column">
      <style:table-column-properties fo:break-before="auto" style:column-width="52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cccccc"/>
      <style:text-properties style:text-position=""/>
    </style:style>
    <style:style style:name="ce10" style:family="table-cell" style:parent-style-name="Default">
      <style:table-cell-properties fo:background-color="#cccccc"/>
      <style:text-properties style:text-position="" style:font-name="Liberation Sans1"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style:text-position=""/>
    </style:style>
    <style:style style:name="ce3" style:family="table-cell" style:parent-style-name="Default">
      <style:table-cell-properties fo:background-color="#cccccc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5" style:family="table-cell" style:parent-style-name="Default" style:data-style-name="N122">
      <style:table-cell-properties fo:background-color="transparent"/>
      <style:text-properties style:text-position=""/>
    </style:style>
    <style:style style:name="ce6" style:family="table-cell" style:parent-style-name="Default">
      <style:table-cell-properties fo:background-color="transparent"/>
      <style:text-properties style:text-position="" style:font-name="Liberation Sans1" fo:font-weight="bold" style:font-weight-asian="bold" style:font-weight-complex="bold"/>
    </style:style>
    <style:style style:name="ce7" style:family="table-cell" style:parent-style-name="Default" style:data-style-name="N122">
      <style:table-cell-properties style:text-align-source="fix" style:repeat-content="false" fo:background-color="transparent"/>
      <style:paragraph-properties fo:text-align="end" fo:margin-left="0pt"/>
      <style:text-properties style:text-position=""/>
    </style:style>
    <style:style style:name="ce8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11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style:text-position="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1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4" style:family="table-cell" style:parent-style-name="Default">
      <style:text-properties style:text-position="" fo:font-weight="bold" style:font-weight-asian="bold" style:font-weight-complex="bold"/>
    </style:style>
    <style:style style:name="ce15" style:family="table-cell" style:parent-style-name="Default">
      <style:text-properties style:text-position="" fo:font-weight="normal" style:font-weight-asian="normal" style:font-weight-complex="normal"/>
    </style:style>
    <style:style style:name="ce16" style:family="table-cell" style:parent-style-name="Default">
      <style:table-cell-properties fo:border-bottom="none" fo:border-left="none" fo:border-right="none" fo:border-top="1.5pt solid #000000"/>
      <style:text-properties style:text-position="" fo:font-weight="bold" style:font-weight-asian="bold" style:font-weight-complex="bold"/>
    </style:style>
    <style:style style:name="ce17" style:family="table-cell" style:parent-style-name="Default">
      <style:table-cell-properties fo:border-bottom="1.5pt solid #000000" fo:border-left="none" fo:border-right="none" fo:border-top="none"/>
      <style:text-properties style:text-position="" fo:font-weight="bold" style:font-weight-asian="bold" style:font-weight-complex="bold"/>
    </style:style>
    <style:style style:name="ce18" style:family="table-cell" style:parent-style-name="Default">
      <style:table-cell-properties fo:border-bottom="1.5pt solid #000000" fo:border-left="none" fo:border-right="none" fo:border-top="none"/>
      <style:text-properties style:text-position="" fo:font-weight="normal" style:font-weight-asian="normal" style:font-weight-complex="normal"/>
    </style:style>
    <style:style style:name="ce19" style:family="table-cell" style:parent-style-name="Default">
      <style:table-cell-properties fo:border-bottom="1.5pt solid #000000" fo:border-left="none" fo:border-right="none" fo:border-top="none"/>
      <style:text-properties style:text-position="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1.5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21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pt"/>
      <style:text-properties style:text-position="" fo:font-weight="bold" style:font-weight-asian="bold" style:font-weight-complex="bold"/>
    </style:style>
    <style:style style:name="ce22" style:family="table-cell" style:parent-style-name="Default" style:data-style-name="N122">
      <style:text-properties style:text-position=""/>
    </style:style>
    <style:style style:name="ce23" style:family="table-cell" style:parent-style-name="Default" style:data-style-name="N122">
      <style:table-cell-properties fo:border-bottom="1.5pt solid #000000" fo:border-left="none" fo:border-right="none" fo:border-top="none"/>
      <style:text-properties style:text-position=""/>
    </style:style>
    <style:style style:name="ce24" style:family="table-cell" style:parent-style-name="Default" style:data-style-name="N1">
      <style:text-properties style:text-position=""/>
    </style:style>
    <style:style style:name="ce26" style:family="table-cell" style:parent-style-name="Default">
      <style:table-cell-properties fo:background-color="#cccccc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0" style:family="table-cell" style:parent-style-name="Default" style:data-style-name="N122">
      <style:table-cell-properties fo:background-color="transparent"/>
    </style:style>
    <style:style style:name="ce31" style:family="table-cell" style:parent-style-name="Default">
      <style:table-cell-properties fo:background-color="transparent"/>
      <style:text-properties style:font-name="Liberation Sans1" fo:font-weight="bold" style:font-weight-asian="bold" style:font-weight-complex="bold"/>
    </style:style>
    <style:style style:name="ce32" style:family="table-cell" style:parent-style-name="Default" style:data-style-name="N122">
      <style:table-cell-properties style:text-align-source="fix" style:repeat-content="false" fo:background-color="transparent"/>
      <style:paragraph-properties fo:text-align="end" fo:margin-left="0pt"/>
    </style:style>
    <style:style style:name="ce3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pt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35" style:family="table-cell" style:parent-style-name="Default">
      <style:table-cell-properties fo:background-color="#cccccc"/>
      <style:text-properties style:font-name="Liberation Sans1" fo:font-weight="bold" style:font-weight-asian="bold" style:font-weight-complex="bold"/>
    </style:style>
    <style:style style:name="ce36" style:family="table-cell" style:parent-style-name="Default">
      <style:table-cell-properties fo:background-color="#cccccc" style:text-align-source="fix" style:repeat-content="false"/>
      <style:paragraph-properties fo:text-align="center" fo:margin-left="0pt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1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>
      <style:text-properties fo:font-weight="normal" style:font-weight-asian="normal" style:font-weight-complex="normal"/>
    </style:style>
    <style:style style:name="ce41" style:family="table-cell" style:parent-style-name="Default">
      <style:table-cell-properties fo:border-bottom="none" fo:border-left="none" fo:border-right="none" fo:border-top="1.5pt solid #000000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1.5pt solid #000000" fo:border-left="none" fo:border-right="none" fo:border-top="none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1.5pt solid #000000" fo:border-left="none" fo:border-right="none" fo:border-top="none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order-bottom="1.5pt solid #000000" fo:border-left="none" fo:border-right="none" fo:border-top="none"/>
    </style:style>
    <style:style style:name="ce45" style:family="table-cell" style:parent-style-name="Default">
      <style:table-cell-properties fo:border-bottom="none" style:text-align-source="fix" style:repeat-content="false" fo:border-left="none" fo:border-right="none" fo:border-top="1.5pt solid #000000"/>
      <style:paragraph-properties fo:text-align="center" fo:margin-left="0pt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47" style:family="table-cell" style:parent-style-name="Default" style:data-style-name="N122"/>
    <style:style style:name="ce48" style:family="table-cell" style:parent-style-name="Default" style:data-style-name="N122">
      <style:table-cell-properties fo:border-bottom="1.5pt solid #000000" fo:border-left="none" fo:border-right="none" fo:border-top="none"/>
    </style:style>
    <style:style style:name="ce49" style:family="table-cell" style:parent-style-name="Default" style:data-style-name="N1"/>
    <style:style style:name="T1" style:family="text">
      <style:text-properties style:font-name="Liberation Sans"/>
    </style:style>
    <style:style style:name="T2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E6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5"/>
        <table:table-column table:style-name="co4" table:default-cell-style-name="ce8"/>
        <table:table-column table:style-name="co3" table:default-cell-style-name="ce2"/>
        <table:table-column table:style-name="co5" table:default-cell-style-name="ce4"/>
        <table:table-column table:style-name="co6" table:default-cell-style-name="ce2"/>
        <table:table-column table:style-name="co3" table:number-columns-repeated="2" table:default-cell-style-name="ce5"/>
        <table:table-column table:style-name="co3" table:number-columns-repeated="2" table:default-cell-style-name="ce2"/>
        <table:table-row table:style-name="ro1">
          <table:table-cell table:style-name="ce1"/>
          <table:table-cell table:style-name="ce3" office:value-type="string" calcext:value-type="string">
            <text:p>RD1</text:p>
          </table:table-cell>
          <table:table-cell table:style-name="ce1" table:number-columns-repeated="4"/>
          <table:table-cell table:style-name="ce3" table:number-columns-repeated="3"/>
          <table:table-cell table:style-name="ce10"/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P(data|M)</text:p>
          </table:table-cell>
          <table:table-cell table:style-name="ce6" office:value-type="string" calcext:value-type="string">
            <text:p>S.E.</text:p>
          </table:table-cell>
          <table:table-cell table:style-name="ce6" office:value-type="string" calcext:value-type="string">
            <text:p>convergence</text:p>
          </table:table-cell>
          <table:table-cell table:number-columns-repeated="2"/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P(data|M)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float" office:value="-10960.151" calcext:value-type="float">
            <text:p>-10960.151</text:p>
          </table:table-cell>
          <table:table-cell office:value-type="float" office:value="0.387" calcext:value-type="float">
            <text:p>0.387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0</text:p>
          </table:table-cell>
          <table:table-cell office:value-type="string" calcext:value-type="string">
            <text:p>(gray-blue-yellow-red-black-green)</text:p>
          </table:table-cell>
          <table:table-cell table:formula="of:=[.C3]" office:value-type="float" office:value="-10960.151" calcext:value-type="float">
            <text:p>-10960.151</text:p>
          </table:table-cell>
          <table:table-cell table:formula="of:=[E6.I$3]-[E6.I3]" office:value-type="float" office:value="0" calcext:value-type="float">
            <text:p>0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sTestudines</text:p>
          </table:table-cell>
          <table:table-cell office:value-type="string" calcext:value-type="string">
            <text:p>gray</text:p>
          </table:table-cell>
          <table:table-cell office:value-type="float" office:value="-1260.319" calcext:value-type="float">
            <text:p>-1260.319</text:p>
          </table:table-cell>
          <table:table-cell office:value-type="float" office:value="0.163" calcext:value-type="float">
            <text:p>0.163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1</text:p>
          </table:table-cell>
          <table:table-cell office:value-type="string" calcext:value-type="string">
            <text:p>gray+(blue-yellow-red-black-green)</text:p>
          </table:table-cell>
          <table:table-cell table:formula="of:=[.C4]+[.C10]" office:value-type="float" office:value="-11008.514" calcext:value-type="float">
            <text:p>-11008.514</text:p>
          </table:table-cell>
          <table:table-cell table:formula="of:=[E6.I$3]-[E6.I4]" office:value-type="float" office:value="48.3629999999994" calcext:value-type="float">
            <text:p>48.3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ta-Zeta</text:p>
          </table:table-cell>
          <table:table-cell office:value-type="string" calcext:value-type="string">
            <text:p>blue</text:p>
          </table:table-cell>
          <table:table-cell office:value-type="float" office:value="-1953.599" calcext:value-type="float">
            <text:p>-1953.599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2</text:p>
          </table:table-cell>
          <table:table-cell office:value-type="string" calcext:value-type="string">
            <text:p>gray+blue+(yellow-red-black-green)</text:p>
          </table:table-cell>
          <table:table-cell table:formula="of:=[E6.C4]+[E6.C5]+[E6.C11]" office:value-type="float" office:value="-11102.586" calcext:value-type="float">
            <text:p>-11102.586</text:p>
          </table:table-cell>
          <table:table-cell table:formula="of:=[E6.I$3]-[E6.I5]" office:value-type="float" office:value="142.435" calcext:value-type="float">
            <text:p>142.4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mbda-Mu</text:p>
          </table:table-cell>
          <table:table-cell office:value-type="string" calcext:value-type="string">
            <text:p>yellow</text:p>
          </table:table-cell>
          <table:table-cell office:value-type="float" office:value="-2386.55" calcext:value-type="float">
            <text:p>-2386.550</text:p>
          </table:table-cell>
          <table:table-cell office:value-type="float" office:value="0.12" calcext:value-type="float">
            <text:p>0.12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3</text:p>
          </table:table-cell>
          <table:table-cell office:value-type="string" calcext:value-type="string">
            <text:p>gray+blue+yellow+(red-black-green)</text:p>
          </table:table-cell>
          <table:table-cell table:formula="of:=[E6.C4]+[E6.C5]+[E6.C6]+[E6.C12]" office:value-type="float" office:value="-11266.682" calcext:value-type="float">
            <text:p>-11266.682</text:p>
          </table:table-cell>
          <table:table-cell table:formula="of:=[E6.I$3]-[E6.I6]" office:value-type="float" office:value="306.531000000001" calcext:value-type="float">
            <text:p>306.5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ha-Omikron</text:p>
          </table:table-cell>
          <table:table-cell office:value-type="string" calcext:value-type="string">
            <text:p>red</text:p>
          </table:table-cell>
          <table:table-cell office:value-type="float" office:value="-2240.403" calcext:value-type="float">
            <text:p>-2240.403</text:p>
          </table:table-cell>
          <table:table-cell office:value-type="float" office:value="0.098" calcext:value-type="float">
            <text:p>0.098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4</text:p>
          </table:table-cell>
          <table:table-cell office:value-type="string" calcext:value-type="string">
            <text:p>gray+blue+yellow+red+(black-green)</text:p>
          </table:table-cell>
          <table:table-cell table:formula="of:=SUM([E6.C4:.C7])+[E6.C13]" office:value-type="float" office:value="-11390.535" calcext:value-type="float">
            <text:p>-11390.535</text:p>
          </table:table-cell>
          <table:table-cell table:formula="of:=[E6.I$3]-[E6.I7]" office:value-type="float" office:value="430.384" calcext:value-type="float">
            <text:p>430.3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atees</text:p>
          </table:table-cell>
          <table:table-cell office:value-type="string" calcext:value-type="string">
            <text:p>black</text:p>
          </table:table-cell>
          <table:table-cell office:value-type="float" office:value="-1477.654" calcext:value-type="float">
            <text:p>-1477.654</text:p>
          </table:table-cell>
          <table:table-cell office:value-type="float" office:value="0.067" calcext:value-type="float">
            <text:p>0.067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5</text:p>
          </table:table-cell>
          <table:table-cell office:value-type="string" calcext:value-type="string">
            <text:p>gray+blue+(red-black)+(green-yellow)</text:p>
          </table:table-cell>
          <table:table-cell table:style-name="ce2" table:formula="of:=[E6.C4]+[E6.C5]+[E6.C14]+[E6.C15]" office:value-type="float" office:value="-11239.646" calcext:value-type="float">
            <text:p>-11239.646</text:p>
          </table:table-cell>
          <table:table-cell table:formula="of:=[E6.I$3]-[E6.I8]" office:value-type="float" office:value="279.495000000001" calcext:value-type="float">
            <text:p>279.4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a-Xi</text:p>
          </table:table-cell>
          <table:table-cell office:value-type="string" calcext:value-type="string">
            <text:p>green</text:p>
          </table:table-cell>
          <table:table-cell office:value-type="float" office:value="-2184.884" calcext:value-type="float">
            <text:p>-2184.884</text:p>
          </table:table-cell>
          <table:table-cell office:value-type="float" office:value="0.105" calcext:value-type="float">
            <text:p>0.105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6</text:p>
          </table:table-cell>
          <table:table-cell office:value-type="string" calcext:value-type="string">
            <text:p>gray+blue+red+black+(green-yellow)</text:p>
          </table:table-cell>
          <table:table-cell table:style-name="ce2" table:formula="of:=[E6.C4]+[E6.C5]+[E6.C7]+[E6.C8]+[E6.C15]" office:value-type="float" office:value="-11352.869" calcext:value-type="float">
            <text:p>-11352.869</text:p>
          </table:table-cell>
          <table:table-cell table:formula="of:=[E6.I$3]-[E6.I9]" office:value-type="float" office:value="392.718000000001" calcext:value-type="float">
            <text:p>392.7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lue-yellow-red-black-green</text:p>
          </table:table-cell>
          <table:table-cell table:style-name="ce2" office:value-type="float" office:value="-9748.195" calcext:value-type="float">
            <text:p>-9748.195</text:p>
          </table:table-cell>
          <table:table-cell office:value-type="float" office:value="0.25" calcext:value-type="float">
            <text:p>0.25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7</text:p>
          </table:table-cell>
          <table:table-cell office:value-type="string" calcext:value-type="string">
            <text:p>gray+blue+yellow+red+black+green</text:p>
          </table:table-cell>
          <table:table-cell table:formula="of:=SUM([E6.C4:.C9])" office:value-type="float" office:value="-11503.409" calcext:value-type="float">
            <text:p>-11503.409</text:p>
          </table:table-cell>
          <table:table-cell table:formula="of:=[E6.I$3]-[E6.I10]" office:value-type="float" office:value="543.258" calcext:value-type="float">
            <text:p>543.25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ellow-red-black-green</text:p>
          </table:table-cell>
          <table:table-cell table:style-name="ce2" office:value-type="float" office:value="-7888.668" calcext:value-type="float">
            <text:p>-7888.668</text:p>
          </table:table-cell>
          <table:table-cell office:value-type="float" office:value="0.244" calcext:value-type="float">
            <text:p>0.24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table:style-name="ce2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red-black-green</text:p>
          </table:table-cell>
          <table:table-cell table:style-name="ce2" office:value-type="float" office:value="-5666.214" calcext:value-type="float">
            <text:p>-5666.214</text:p>
          </table:table-cell>
          <table:table-cell office:value-type="float" office:value="0.184" calcext:value-type="float">
            <text:p>0.184</text:p>
          </table:table-cell>
          <table:table-cell office:value-type="string" calcext:value-type="string">
            <text:p>yes</text:p>
          </table:table-cell>
          <table:table-cell/>
          <table:table-cell table:style-name="ce2"/>
          <table:table-cell/>
          <table:table-cell table:style-name="ce2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black-green</text:p>
          </table:table-cell>
          <table:table-cell table:style-name="ce2" office:value-type="float" office:value="-3549.664" calcext:value-type="float">
            <text:p>-3549.664</text:p>
          </table:table-cell>
          <table:table-cell office:value-type="float" office:value="0.109" calcext:value-type="float">
            <text:p>0.109</text:p>
          </table:table-cell>
          <table:table-cell office:value-type="string" calcext:value-type="string">
            <text:p>y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d-black</text:p>
          </table:table-cell>
          <table:table-cell table:style-name="ce2" office:value-type="float" office:value="-3604.834" calcext:value-type="float">
            <text:p>-3604.834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y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reen-yellow</text:p>
          </table:table-cell>
          <table:table-cell table:style-name="ce2" office:value-type="float" office:value="-4420.894" calcext:value-type="float">
            <text:p>-4420.894</text:p>
          </table:table-cell>
          <table:table-cell office:value-type="float" office:value="0.133" calcext:value-type="float">
            <text:p>0.13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table:style-name="ce2" table:number-columns-repeated="2"/>
          <table:table-cell table:number-columns-repeated="2"/>
        </table:table-row>
        <table:table-row table:style-name="ro1">
          <table:table-cell table:style-name="ce1" table:number-columns-repeated="6"/>
          <table:table-cell table:style-name="ce3"/>
          <table:table-cell table:style-name="ce1" table:number-columns-repeated="3"/>
          <table:table-cell table:number-columns-repeated="2"/>
        </table:table-row>
        <table:table-row table:style-name="ro1" table:number-rows-repeated="2">
          <table:table-cell/>
          <table:table-cell table:style-name="ce4"/>
          <table:table-cell table:style-name="ce2" table:number-columns-repeated="3"/>
          <table:table-cell table:number-columns-repeated="2"/>
          <table:table-cell table:style-name="ce4" table:number-columns-repeated="2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3" office:value-type="string" calcext:value-type="string">
            <text:p>RD2</text:p>
          </table:table-cell>
          <table:table-cell table:style-name="ce1" table:number-columns-repeated="4"/>
          <table:table-cell table:style-name="ce3" table:number-columns-repeated="3"/>
          <table:table-cell table:style-name="ce10"/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P(data|M)</text:p>
          </table:table-cell>
          <table:table-cell table:style-name="ce6" office:value-type="string" calcext:value-type="string">
            <text:p>S.E.</text:p>
          </table:table-cell>
          <table:table-cell table:style-name="ce6" office:value-type="string" calcext:value-type="string">
            <text:p>convergence</text:p>
          </table:table-cell>
          <table:table-cell table:number-columns-repeated="2"/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P(data|M)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float" office:value="-10847.336" calcext:value-type="float">
            <text:p>-10847.336</text:p>
          </table:table-cell>
          <table:table-cell office:value-type="float" office:value="0.55" calcext:value-type="float">
            <text:p>0.55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0</text:p>
          </table:table-cell>
          <table:table-cell office:value-type="string" calcext:value-type="string">
            <text:p>(gray-blue-yellow-red-black-green)</text:p>
          </table:table-cell>
          <table:table-cell table:formula="of:=[E6.C21]" office:value-type="float" office:value="-10847.336" calcext:value-type="float">
            <text:p>-10847.336</text:p>
          </table:table-cell>
          <table:table-cell table:formula="of:=[E6.I$21]-[E6.I21]" office:value-type="float" office:value="0" calcext:value-type="float">
            <text:p>0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sTestudines</text:p>
          </table:table-cell>
          <table:table-cell office:value-type="string" calcext:value-type="string">
            <text:p>gray</text:p>
          </table:table-cell>
          <table:table-cell office:value-type="float" office:value="-1260.142" calcext:value-type="float">
            <text:p>-1260.142</text:p>
          </table:table-cell>
          <table:table-cell office:value-type="float" office:value="0.157" calcext:value-type="float">
            <text:p>0.157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1</text:p>
          </table:table-cell>
          <table:table-cell office:value-type="string" calcext:value-type="string">
            <text:p>gray+(blue-yellow-red-black-green)</text:p>
          </table:table-cell>
          <table:table-cell table:formula="of:=[E6.C22]+[E6.C28]" office:value-type="float" office:value="-10915.029" calcext:value-type="float">
            <text:p>-10915.029</text:p>
          </table:table-cell>
          <table:table-cell table:formula="of:=[E6.I$21]-[E6.I22]" office:value-type="float" office:value="67.6930000000011" calcext:value-type="float">
            <text:p>67.6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ta-Zeta</text:p>
          </table:table-cell>
          <table:table-cell office:value-type="string" calcext:value-type="string">
            <text:p>blue</text:p>
          </table:table-cell>
          <table:table-cell office:value-type="float" office:value="-2138.825" calcext:value-type="float">
            <text:p>-2138.825</text:p>
          </table:table-cell>
          <table:table-cell office:value-type="float" office:value="0.131" calcext:value-type="float">
            <text:p>0.131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2</text:p>
          </table:table-cell>
          <table:table-cell office:value-type="string" calcext:value-type="string">
            <text:p>gray+blue+(yellow-red-black-green)</text:p>
          </table:table-cell>
          <table:table-cell table:formula="of:=[E6.C22]+[E6.C23]+[E6.C29]" office:value-type="float" office:value="-11020.832" calcext:value-type="float">
            <text:p>-11020.832</text:p>
          </table:table-cell>
          <table:table-cell table:formula="of:=[E6.I$21]-[E6.I23]" office:value-type="float" office:value="173.495999999999" calcext:value-type="float">
            <text:p>173.4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mbda-Mu</text:p>
          </table:table-cell>
          <table:table-cell office:value-type="string" calcext:value-type="string">
            <text:p>yellow</text:p>
          </table:table-cell>
          <table:table-cell office:value-type="float" office:value="-2248.69" calcext:value-type="float">
            <text:p>-2248.690</text:p>
          </table:table-cell>
          <table:table-cell office:value-type="float" office:value="0.077" calcext:value-type="float">
            <text:p>0.077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3</text:p>
          </table:table-cell>
          <table:table-cell office:value-type="string" calcext:value-type="string">
            <text:p>gray+blue+yellow+(red-black-green)</text:p>
          </table:table-cell>
          <table:table-cell table:formula="of:=[E6.C22]+[E6.C23]+[E6.C24]+[E6.C30]" office:value-type="float" office:value="-11174.707" calcext:value-type="float">
            <text:p>-11174.707</text:p>
          </table:table-cell>
          <table:table-cell table:formula="of:=[E6.I$21]-[E6.I24]" office:value-type="float" office:value="327.370999999999" calcext:value-type="float">
            <text:p>327.3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ha-Omikron</text:p>
          </table:table-cell>
          <table:table-cell office:value-type="string" calcext:value-type="string">
            <text:p>red</text:p>
          </table:table-cell>
          <table:table-cell office:value-type="float" office:value="-2095.17" calcext:value-type="float">
            <text:p>-2095.170</text:p>
          </table:table-cell>
          <table:table-cell office:value-type="float" office:value="0.188" calcext:value-type="float">
            <text:p>0.188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4</text:p>
          </table:table-cell>
          <table:table-cell office:value-type="string" calcext:value-type="string">
            <text:p>gray+blue+yellow+red+(black-green)</text:p>
          </table:table-cell>
          <table:table-cell table:formula="of:=SUM([E6.C22:.C25])+[E6.C31]" office:value-type="float" office:value="-11306.744" calcext:value-type="float">
            <text:p>-11306.744</text:p>
          </table:table-cell>
          <table:table-cell table:formula="of:=[E6.I$21]-[E6.I25]" office:value-type="float" office:value="459.407999999999" calcext:value-type="float">
            <text:p>459.4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atees</text:p>
          </table:table-cell>
          <table:table-cell office:value-type="string" calcext:value-type="string">
            <text:p>black</text:p>
          </table:table-cell>
          <table:table-cell office:value-type="float" office:value="-1477.654" calcext:value-type="float">
            <text:p>-1477.654</text:p>
          </table:table-cell>
          <table:table-cell office:value-type="float" office:value="0.067" calcext:value-type="float">
            <text:p>0.067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5</text:p>
          </table:table-cell>
          <table:table-cell office:value-type="string" calcext:value-type="string">
            <text:p>gray+blue+(red-black)+(green-yellow)</text:p>
          </table:table-cell>
          <table:table-cell table:style-name="ce2" table:formula="of:=[E6.C22]+[E6.C23]+[E6.C32]+[E6.C33]" office:value-type="float" office:value="-13601.982" calcext:value-type="float">
            <text:p>-13601.982</text:p>
          </table:table-cell>
          <table:table-cell table:formula="of:=[E6.I$21]-[E6.I26]" office:value-type="float" office:value="2754.646" calcext:value-type="float">
            <text:p>2754.6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a-Xi</text:p>
          </table:table-cell>
          <table:table-cell office:value-type="string" calcext:value-type="string">
            <text:p>green</text:p>
          </table:table-cell>
          <table:table-cell office:value-type="float" office:value="-2192.475" calcext:value-type="float">
            <text:p>-2192.475</text:p>
          </table:table-cell>
          <table:table-cell office:value-type="float" office:value="0.101" calcext:value-type="float">
            <text:p>0.101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6</text:p>
          </table:table-cell>
          <table:table-cell office:value-type="string" calcext:value-type="string">
            <text:p>gray+blue+red+black+(green-yellow)</text:p>
          </table:table-cell>
          <table:table-cell table:style-name="ce2" table:formula="of:=[E6.C22]+[E6.C23]+[E6.C25]+[E6.C26]+[E6.C33]" office:value-type="float" office:value="-13704.295" calcext:value-type="float">
            <text:p>-13704.295</text:p>
          </table:table-cell>
          <table:table-cell table:formula="of:=[E6.I$21]-[E6.I27]" office:value-type="float" office:value="2856.959" calcext:value-type="float">
            <text:p>2856.95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lue-yellow-red-black-green</text:p>
          </table:table-cell>
          <table:table-cell office:value-type="float" office:value="-9654.887" calcext:value-type="float">
            <text:p>-9654.887</text:p>
          </table:table-cell>
          <table:table-cell office:value-type="float" office:value="0.33" calcext:value-type="float">
            <text:p>0.330</text:p>
          </table:table-cell>
          <table:table-cell table:style-name="ce9" office:value-type="string" calcext:value-type="string">
            <text:p>yes</text:p>
          </table:table-cell>
          <table:table-cell/>
          <table:table-cell office:value-type="string" calcext:value-type="string">
            <text:p>H7</text:p>
          </table:table-cell>
          <table:table-cell office:value-type="string" calcext:value-type="string">
            <text:p>gray+blue+yellow+red+black+green</text:p>
          </table:table-cell>
          <table:table-cell table:formula="of:=SUM([E6.C22:.C27])" office:value-type="float" office:value="-11412.956" calcext:value-type="float">
            <text:p>-11412.956</text:p>
          </table:table-cell>
          <table:table-cell table:formula="of:=[E6.I$21]-[E6.I28]" office:value-type="float" office:value="565.620000000001" calcext:value-type="float">
            <text:p>565.62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ellow-red-black-green</text:p>
          </table:table-cell>
          <table:table-cell office:value-type="float" office:value="-7621.865" calcext:value-type="float">
            <text:p>-7621.865</text:p>
          </table:table-cell>
          <table:table-cell office:value-type="float" office:value="0.228" calcext:value-type="float">
            <text:p>0.22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table:style-name="ce2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red-black-green</text:p>
          </table:table-cell>
          <table:table-cell office:value-type="float" office:value="-5527.05" calcext:value-type="float">
            <text:p>-5527.050</text:p>
          </table:table-cell>
          <table:table-cell office:value-type="float" office:value="0.184" calcext:value-type="float">
            <text:p>0.184</text:p>
          </table:table-cell>
          <table:table-cell table:style-name="ce9" office:value-type="string" calcext:value-type="string">
            <text:p>yes</text:p>
          </table:table-cell>
          <table:table-cell/>
          <table:table-cell table:style-name="ce2"/>
          <table:table-cell/>
          <table:table-cell table:style-name="ce2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black-green</text:p>
          </table:table-cell>
          <table:table-cell office:value-type="float" office:value="-3563.917" calcext:value-type="float">
            <text:p>-3563.917</text:p>
          </table:table-cell>
          <table:table-cell office:value-type="float" office:value="0.12" calcext:value-type="float">
            <text:p>0.120</text:p>
          </table:table-cell>
          <table:table-cell table:style-name="ce9" office:value-type="string" calcext:value-type="string">
            <text:p>y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d-black</text:p>
          </table:table-cell>
          <table:table-cell office:value-type="float" office:value="-3470.511" calcext:value-type="float">
            <text:p>-3470.511</text:p>
          </table:table-cell>
          <table:table-cell office:value-type="float" office:value="0.181" calcext:value-type="float">
            <text:p>0.181</text:p>
          </table:table-cell>
          <table:table-cell table:style-name="ce9" office:value-type="string" calcext:value-type="string">
            <text:p>y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reen-yellow</text:p>
          </table:table-cell>
          <table:table-cell office:value-type="float" office:value="-6732.504" calcext:value-type="float">
            <text:p>-6732.504</text:p>
          </table:table-cell>
          <table:table-cell table:style-name="ce7" office:value-type="float" office:value="0.411" calcext:value-type="float">
            <text:p>0.41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table:style-name="ce2" table:number-columns-repeated="2"/>
          <table:table-cell table:number-columns-repeated="2"/>
        </table:table-row>
        <table:table-row table:style-name="ro1">
          <table:table-cell table:style-name="ce1" table:number-columns-repeated="6"/>
          <table:table-cell table:style-name="ce3"/>
          <table:table-cell table:style-name="ce1" table:number-columns-repeated="3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2" table:number-columns-repeated="3"/>
          <table:table-cell table:number-columns-repeated="3"/>
          <table:table-cell table:style-name="ce2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2"/>
          <table:table-cell table:number-columns-repeated="2"/>
        </table:table-row>
      </table:table>
      <table:table table:name="E7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3" table:default-cell-style-name="ce5"/>
        <table:table-column table:style-name="co4" table:default-cell-style-name="ce8"/>
        <table:table-column table:style-name="co3" table:default-cell-style-name="ce2"/>
        <table:table-column table:style-name="co5" table:default-cell-style-name="ce4"/>
        <table:table-column table:style-name="co6" table:default-cell-style-name="ce2"/>
        <table:table-column table:style-name="co3" table:number-columns-repeated="2" table:default-cell-style-name="ce5"/>
        <table:table-column table:style-name="co3" table:number-columns-repeated="2" table:default-cell-style-name="ce2"/>
        <table:table-row table:style-name="ro1">
          <table:table-cell table:style-name="ce1"/>
          <table:table-cell table:style-name="ce3" office:value-type="string" calcext:value-type="string">
            <text:p>RD1</text:p>
          </table:table-cell>
          <table:table-cell table:style-name="ce1" table:number-columns-repeated="4"/>
          <table:table-cell table:style-name="ce3" table:number-columns-repeated="3"/>
          <table:table-cell table:style-name="ce10"/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P(data|M)</text:p>
          </table:table-cell>
          <table:table-cell table:style-name="ce6" office:value-type="string" calcext:value-type="string">
            <text:p>S.E.</text:p>
          </table:table-cell>
          <table:table-cell table:style-name="ce6" office:value-type="string" calcext:value-type="string">
            <text:p>convergence</text:p>
          </table:table-cell>
          <table:table-cell table:number-columns-repeated="2"/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P(data|M)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table:style-name="ce5" office:value-type="float" office:value="-8239.297" calcext:value-type="float">
            <text:p>-8239.297</text:p>
          </table:table-cell>
          <table:table-cell office:value-type="float" office:value="1.79" calcext:value-type="float">
            <text:p>1.79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0</text:p>
          </table:table-cell>
          <table:table-cell office:value-type="string" calcext:value-type="string">
            <text:p>(gray-blue-yellow-red-black-green)</text:p>
          </table:table-cell>
          <table:table-cell table:formula="of:=[E7.C3]" office:value-type="float" office:value="-8239.297" calcext:value-type="float">
            <text:p>-8239.297</text:p>
          </table:table-cell>
          <table:table-cell table:formula="of:=[E7.I$3]-[E7.I3]" office:value-type="float" office:value="0" calcext:value-type="float">
            <text:p>0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sTestudines</text:p>
          </table:table-cell>
          <table:table-cell office:value-type="string" calcext:value-type="string">
            <text:p>gray</text:p>
          </table:table-cell>
          <table:table-cell table:style-name="ce5" office:value-type="float" office:value="-2737.396" calcext:value-type="float">
            <text:p>-2737.396</text:p>
          </table:table-cell>
          <table:table-cell office:value-type="float" office:value="0.38" calcext:value-type="float">
            <text:p>0.38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1</text:p>
          </table:table-cell>
          <table:table-cell office:value-type="string" calcext:value-type="string">
            <text:p>gray+(blue-yellow-red-black-green)</text:p>
          </table:table-cell>
          <table:table-cell table:formula="of:=[E7.C4]+[E7.C10]" office:value-type="float" office:value="-8300.605" calcext:value-type="float">
            <text:p>-8300.605</text:p>
          </table:table-cell>
          <table:table-cell table:formula="of:=[E7.I$3]-[E7.I4]" office:value-type="float" office:value="61.3079999999991" calcext:value-type="float">
            <text:p>61.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ta-Zeta</text:p>
          </table:table-cell>
          <table:table-cell office:value-type="string" calcext:value-type="string">
            <text:p>blue</text:p>
          </table:table-cell>
          <table:table-cell table:style-name="ce5" office:value-type="float" office:value="-1496.871" calcext:value-type="float">
            <text:p>-1496.871</text:p>
          </table:table-cell>
          <table:table-cell office:value-type="float" office:value="0.224" calcext:value-type="float">
            <text:p>0.224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2</text:p>
          </table:table-cell>
          <table:table-cell office:value-type="string" calcext:value-type="string">
            <text:p>gray+blue+(yellow-red-black-green)</text:p>
          </table:table-cell>
          <table:table-cell table:formula="of:=[E7.C4]+[E7.C5]+[E7.C11]" office:value-type="float" office:value="-8391.373" calcext:value-type="float">
            <text:p>-8391.373</text:p>
          </table:table-cell>
          <table:table-cell table:formula="of:=[E7.I$3]-[E7.I5]" office:value-type="float" office:value="152.075999999999" calcext:value-type="float">
            <text:p>152.0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mbda-Mu</text:p>
          </table:table-cell>
          <table:table-cell office:value-type="string" calcext:value-type="string">
            <text:p>yellow</text:p>
          </table:table-cell>
          <table:table-cell table:style-name="ce5" office:value-type="float" office:value="-1256.02" calcext:value-type="float">
            <text:p>-1256.020</text:p>
          </table:table-cell>
          <table:table-cell office:value-type="float" office:value="0.086" calcext:value-type="float">
            <text:p>0.086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3</text:p>
          </table:table-cell>
          <table:table-cell office:value-type="string" calcext:value-type="string">
            <text:p>gray+blue+yellow+(red-black-green)</text:p>
          </table:table-cell>
          <table:table-cell table:formula="of:=[E7.C4]+[E7.C5]+[E7.C6]+[E7.C12]" office:value-type="float" office:value="-8515.244" calcext:value-type="float">
            <text:p>-8515.244</text:p>
          </table:table-cell>
          <table:table-cell table:formula="of:=[E7.I$3]-[E7.I6]" office:value-type="float" office:value="275.947" calcext:value-type="float">
            <text:p>275.9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ha-Omikron</text:p>
          </table:table-cell>
          <table:table-cell office:value-type="string" calcext:value-type="string">
            <text:p>red</text:p>
          </table:table-cell>
          <table:table-cell table:style-name="ce5" office:value-type="float" office:value="-916.087" calcext:value-type="float">
            <text:p>-916.087</text:p>
          </table:table-cell>
          <table:table-cell office:value-type="float" office:value="0.11" calcext:value-type="float">
            <text:p>0.11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4</text:p>
          </table:table-cell>
          <table:table-cell office:value-type="string" calcext:value-type="string">
            <text:p>gray+blue+yellow+red+(black-green)</text:p>
          </table:table-cell>
          <table:table-cell table:formula="of:=SUM([E7.C4:.C7])+[E7.C13]" office:value-type="float" office:value="-8644.525" calcext:value-type="float">
            <text:p>-8644.525</text:p>
          </table:table-cell>
          <table:table-cell table:formula="of:=[E7.I$3]-[E7.I7]" office:value-type="float" office:value="405.227999999999" calcext:value-type="float">
            <text:p>405.2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atees</text:p>
          </table:table-cell>
          <table:table-cell office:value-type="string" calcext:value-type="string">
            <text:p>black</text:p>
          </table:table-cell>
          <table:table-cell table:style-name="ce5" office:value-type="float" office:value="-1026.209" calcext:value-type="float">
            <text:p>-1026.209</text:p>
          </table:table-cell>
          <table:table-cell office:value-type="float" office:value="0.121" calcext:value-type="float">
            <text:p>0.121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5</text:p>
          </table:table-cell>
          <table:table-cell office:value-type="string" calcext:value-type="string">
            <text:p>gray+blue+(red-black)+(green-yellow)</text:p>
          </table:table-cell>
          <table:table-cell table:style-name="ce2" table:formula="of:=[E7.C4]+[E7.C5]+[E7.C14]+[E7.C15]" office:value-type="float" office:value="-8541.05" calcext:value-type="float">
            <text:p>-8541.05</text:p>
          </table:table-cell>
          <table:table-cell table:formula="of:=[E7.I$3]-[E7.I8]" office:value-type="float" office:value="301.752999999999" calcext:value-type="float">
            <text:p>301.7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a-Xi</text:p>
          </table:table-cell>
          <table:table-cell office:value-type="string" calcext:value-type="string">
            <text:p>green</text:p>
          </table:table-cell>
          <table:table-cell table:style-name="ce5" office:value-type="float" office:value="-1316.325" calcext:value-type="float">
            <text:p>-1316.325</text:p>
          </table:table-cell>
          <table:table-cell office:value-type="float" office:value="0.141" calcext:value-type="float">
            <text:p>0.141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6</text:p>
          </table:table-cell>
          <table:table-cell office:value-type="string" calcext:value-type="string">
            <text:p>gray+blue+red+black+(green-yellow)</text:p>
          </table:table-cell>
          <table:table-cell table:style-name="ce2" table:formula="of:=[E7.C4]+[E7.C5]+[E7.C7]+[E7.C8]+[E7.C15]" office:value-type="float" office:value="-8638.945" calcext:value-type="float">
            <text:p>-8638.945</text:p>
          </table:table-cell>
          <table:table-cell table:formula="of:=[E7.I$3]-[E7.I9]" office:value-type="float" office:value="399.647999999999" calcext:value-type="float">
            <text:p>399.6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lue-yellow-red-black-green</text:p>
          </table:table-cell>
          <table:table-cell office:value-type="float" office:value="-5563.209" calcext:value-type="float">
            <text:p>-5563.209</text:p>
          </table:table-cell>
          <table:table-cell office:value-type="float" office:value="0.847" calcext:value-type="float">
            <text:p>0.847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7</text:p>
          </table:table-cell>
          <table:table-cell office:value-type="string" calcext:value-type="string">
            <text:p>gray+blue+yellow+red+black+green</text:p>
          </table:table-cell>
          <table:table-cell table:formula="of:=SUM([E7.C4:.C9])" office:value-type="float" office:value="-8748.908" calcext:value-type="float">
            <text:p>-8748.908</text:p>
          </table:table-cell>
          <table:table-cell table:formula="of:=[E7.I$3]-[E7.I10]" office:value-type="float" office:value="509.610999999999" calcext:value-type="float">
            <text:p>509.6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ellow-red-black-green</text:p>
          </table:table-cell>
          <table:table-cell office:value-type="float" office:value="-4157.106" calcext:value-type="float">
            <text:p>-4157.106</text:p>
          </table:table-cell>
          <table:table-cell table:style-name="ce2" office:value-type="float" office:value="0.636" calcext:value-type="float">
            <text:p>0.636</text:p>
          </table:table-cell>
          <table:table-cell table:style-name="ce9" office:value-type="string" calcext:value-type="string">
            <text:p>yes</text:p>
          </table:table-cell>
          <table:table-cell table:number-columns-repeated="3"/>
          <table:table-cell table:style-name="ce2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red-black-green</text:p>
          </table:table-cell>
          <table:table-cell office:value-type="float" office:value="-3024.957" calcext:value-type="float">
            <text:p>-3024.957</text:p>
          </table:table-cell>
          <table:table-cell table:style-name="ce2" office:value-type="float" office:value="0.695" calcext:value-type="float">
            <text:p>0.695</text:p>
          </table:table-cell>
          <table:table-cell table:style-name="ce9" office:value-type="string" calcext:value-type="string">
            <text:p>yes</text:p>
          </table:table-cell>
          <table:table-cell/>
          <table:table-cell table:style-name="ce2"/>
          <table:table-cell/>
          <table:table-cell table:style-name="ce2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black-green</text:p>
          </table:table-cell>
          <table:table-cell office:value-type="float" office:value="-2238.151" calcext:value-type="float">
            <text:p>-2238.151</text:p>
          </table:table-cell>
          <table:table-cell table:style-name="ce2" office:value-type="float" office:value="0.197" calcext:value-type="float">
            <text:p>0.197</text:p>
          </table:table-cell>
          <table:table-cell table:style-name="ce9" office:value-type="string" calcext:value-type="string">
            <text:p>y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d-black</text:p>
          </table:table-cell>
          <table:table-cell office:value-type="float" office:value="-1844.401" calcext:value-type="float">
            <text:p>-1844.401</text:p>
          </table:table-cell>
          <table:table-cell table:style-name="ce2" office:value-type="float" office:value="0.138" calcext:value-type="float">
            <text:p>0.138</text:p>
          </table:table-cell>
          <table:table-cell table:style-name="ce9" office:value-type="string" calcext:value-type="string">
            <text:p>y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reen-yellow</text:p>
          </table:table-cell>
          <table:table-cell office:value-type="float" office:value="-2462.382" calcext:value-type="float">
            <text:p>-2462.382</text:p>
          </table:table-cell>
          <table:table-cell table:style-name="ce2" office:value-type="float" office:value="0.241" calcext:value-type="float">
            <text:p>0.241</text:p>
          </table:table-cell>
          <table:table-cell table:style-name="ce9" office:value-type="string" calcext:value-type="string">
            <text:p>yes</text:p>
          </table:table-cell>
          <table:table-cell table:number-columns-repeated="3"/>
          <table:table-cell table:style-name="ce2" table:number-columns-repeated="2"/>
          <table:table-cell table:number-columns-repeated="2"/>
        </table:table-row>
        <table:table-row table:style-name="ro1">
          <table:table-cell table:style-name="ce1" table:number-columns-repeated="6"/>
          <table:table-cell table:style-name="ce3"/>
          <table:table-cell table:style-name="ce1" table:number-columns-repeated="3"/>
          <table:table-cell table:number-columns-repeated="2"/>
        </table:table-row>
        <table:table-row table:style-name="ro1" table:number-rows-repeated="2">
          <table:table-cell/>
          <table:table-cell table:style-name="ce4"/>
          <table:table-cell/>
          <table:table-cell table:style-name="ce2" table:number-columns-repeated="2"/>
          <table:table-cell table:number-columns-repeated="2"/>
          <table:table-cell table:style-name="ce4" table:number-columns-repeated="2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3" office:value-type="string" calcext:value-type="string">
            <text:p>RD2</text:p>
          </table:table-cell>
          <table:table-cell table:style-name="ce1" table:number-columns-repeated="4"/>
          <table:table-cell table:style-name="ce3" table:number-columns-repeated="3"/>
          <table:table-cell table:style-name="ce10"/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P(data|M)</text:p>
          </table:table-cell>
          <table:table-cell table:style-name="ce6" office:value-type="string" calcext:value-type="string">
            <text:p>S.E.</text:p>
          </table:table-cell>
          <table:table-cell table:style-name="ce6" office:value-type="string" calcext:value-type="string">
            <text:p>convergence</text:p>
          </table:table-cell>
          <table:table-cell table:number-columns-repeated="2"/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P(data|M)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table:style-name="ce5" office:value-type="float" office:value="-8106.947" calcext:value-type="float">
            <text:p>-8106.947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0</text:p>
          </table:table-cell>
          <table:table-cell office:value-type="string" calcext:value-type="string">
            <text:p>(gray-blue-yellow-red-black-green)</text:p>
          </table:table-cell>
          <table:table-cell table:formula="of:=[E7.C21]" office:value-type="float" office:value="-8106.947" calcext:value-type="float">
            <text:p>-8106.947</text:p>
          </table:table-cell>
          <table:table-cell table:formula="of:=[E7.I$21]-[E7.I21]" office:value-type="float" office:value="0" calcext:value-type="float">
            <text:p>0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sTestudines</text:p>
          </table:table-cell>
          <table:table-cell office:value-type="string" calcext:value-type="string">
            <text:p>gray</text:p>
          </table:table-cell>
          <table:table-cell table:style-name="ce5" office:value-type="float" office:value="-2737.396" calcext:value-type="float">
            <text:p>-2737.396</text:p>
          </table:table-cell>
          <table:table-cell office:value-type="float" office:value="0.38" calcext:value-type="float">
            <text:p>0.38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1</text:p>
          </table:table-cell>
          <table:table-cell office:value-type="string" calcext:value-type="string">
            <text:p>gray+(blue-yellow-red-black-green)</text:p>
          </table:table-cell>
          <table:table-cell table:formula="of:=[E7.C22]+[E7.C28]" office:value-type="float" office:value="-8153.371" calcext:value-type="float">
            <text:p>-8153.371</text:p>
          </table:table-cell>
          <table:table-cell table:formula="of:=[E7.I$21]-[E7.I22]" office:value-type="float" office:value="46.4240000000009" calcext:value-type="float">
            <text:p>46.4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ta-Zeta</text:p>
          </table:table-cell>
          <table:table-cell office:value-type="string" calcext:value-type="string">
            <text:p>blue</text:p>
          </table:table-cell>
          <table:table-cell table:style-name="ce5" office:value-type="float" office:value="-1523.825" calcext:value-type="float">
            <text:p>-1523.825</text:p>
          </table:table-cell>
          <table:table-cell office:value-type="float" office:value="0.175" calcext:value-type="float">
            <text:p>0.175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2</text:p>
          </table:table-cell>
          <table:table-cell office:value-type="string" calcext:value-type="string">
            <text:p>gray+blue+(yellow-red-black-green)</text:p>
          </table:table-cell>
          <table:table-cell table:formula="of:=[E7.C22]+[E7.C23]+[E7.C29]" office:value-type="float" office:value="-8281.371" calcext:value-type="float">
            <text:p>-8281.371</text:p>
          </table:table-cell>
          <table:table-cell table:formula="of:=[E7.I$21]-[E7.I23]" office:value-type="float" office:value="174.424000000001" calcext:value-type="float">
            <text:p>174.4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mbda-Mu</text:p>
          </table:table-cell>
          <table:table-cell office:value-type="string" calcext:value-type="string">
            <text:p>yellow</text:p>
          </table:table-cell>
          <table:table-cell table:style-name="ce5" office:value-type="float" office:value="-1244.261" calcext:value-type="float">
            <text:p>-1244.261</text:p>
          </table:table-cell>
          <table:table-cell office:value-type="float" office:value="0.136" calcext:value-type="float">
            <text:p>0.136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3</text:p>
          </table:table-cell>
          <table:table-cell office:value-type="string" calcext:value-type="string">
            <text:p>gray+blue+yellow+(red-black-green)</text:p>
          </table:table-cell>
          <table:table-cell table:formula="of:=[E7.C22]+[E7.C23]+[E7.C24]+[E7.C30]" office:value-type="float" office:value="-8424.371" calcext:value-type="float">
            <text:p>-8424.371</text:p>
          </table:table-cell>
          <table:table-cell table:formula="of:=[E7.I$21]-[E7.I24]" office:value-type="float" office:value="317.423999999999" calcext:value-type="float">
            <text:p>317.4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ha-Omikron</text:p>
          </table:table-cell>
          <table:table-cell office:value-type="string" calcext:value-type="string">
            <text:p>red</text:p>
          </table:table-cell>
          <table:table-cell table:style-name="ce5" office:value-type="float" office:value="-855.171" calcext:value-type="float">
            <text:p>-855.171</text:p>
          </table:table-cell>
          <table:table-cell office:value-type="float" office:value="0.091" calcext:value-type="float">
            <text:p>0.091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4</text:p>
          </table:table-cell>
          <table:table-cell office:value-type="string" calcext:value-type="string">
            <text:p>gray+blue+yellow+red+(black-green)</text:p>
          </table:table-cell>
          <table:table-cell table:formula="of:=SUM([E7.C22:.C25])+[E7.C31]" office:value-type="float" office:value="-8539.261" calcext:value-type="float">
            <text:p>-8539.261</text:p>
          </table:table-cell>
          <table:table-cell table:formula="of:=[E7.I$21]-[E7.I25]" office:value-type="float" office:value="432.314" calcext:value-type="float">
            <text:p>432.3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atees</text:p>
          </table:table-cell>
          <table:table-cell office:value-type="string" calcext:value-type="string">
            <text:p>black</text:p>
          </table:table-cell>
          <table:table-cell office:value-type="float" office:value="-1026.209" calcext:value-type="float">
            <text:p>-1026.209</text:p>
          </table:table-cell>
          <table:table-cell table:style-name="ce2" office:value-type="float" office:value="0.121" calcext:value-type="float">
            <text:p>0.121</text:p>
          </table:table-cell>
          <table:table-cell table:style-name="ce9" office:value-type="string" calcext:value-type="string">
            <text:p>yes</text:p>
          </table:table-cell>
          <table:table-cell/>
          <table:table-cell office:value-type="string" calcext:value-type="string">
            <text:p>H5</text:p>
          </table:table-cell>
          <table:table-cell office:value-type="string" calcext:value-type="string">
            <text:p>gray+blue+(red-black)+(green-yellow)</text:p>
          </table:table-cell>
          <table:table-cell table:style-name="ce2" table:formula="of:=[E7.C22]+[E7.C23]+[E7.C32]+[E7.C33]" office:value-type="float" office:value="-8411.536" calcext:value-type="float">
            <text:p>-8411.536</text:p>
          </table:table-cell>
          <table:table-cell table:formula="of:=[E7.I$21]-[E7.I26]" office:value-type="float" office:value="304.589" calcext:value-type="float">
            <text:p>304.5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a-Xi</text:p>
          </table:table-cell>
          <table:table-cell office:value-type="string" calcext:value-type="string">
            <text:p>green</text:p>
          </table:table-cell>
          <table:table-cell table:style-name="ce5" office:value-type="float" office:value="-1255.322" calcext:value-type="float">
            <text:p>-1255.322</text:p>
          </table:table-cell>
          <table:table-cell office:value-type="float" office:value="0.152" calcext:value-type="float">
            <text:p>0.152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6</text:p>
          </table:table-cell>
          <table:table-cell office:value-type="string" calcext:value-type="string">
            <text:p>gray+blue+red+black+(green-yellow)</text:p>
          </table:table-cell>
          <table:table-cell table:style-name="ce2" table:formula="of:=[E7.C22]+[E7.C23]+[E7.C25]+[.C26]+[E7.C33]" office:value-type="float" office:value="-8511.299" calcext:value-type="float">
            <text:p>-8511.299</text:p>
          </table:table-cell>
          <table:table-cell table:formula="of:=[E7.I$21]-[E7.I27]" office:value-type="float" office:value="404.352000000001" calcext:value-type="float">
            <text:p>404.35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lue-yellow-red-black-green</text:p>
          </table:table-cell>
          <table:table-cell office:value-type="float" office:value="-5415.975" calcext:value-type="float">
            <text:p>-5415.975</text:p>
          </table:table-cell>
          <table:table-cell table:style-name="ce2" office:value-type="float" office:value="0.511" calcext:value-type="float">
            <text:p>0.511</text:p>
          </table:table-cell>
          <table:table-cell table:style-name="ce9" office:value-type="string" calcext:value-type="string">
            <text:p>yes</text:p>
          </table:table-cell>
          <table:table-cell/>
          <table:table-cell office:value-type="string" calcext:value-type="string">
            <text:p>H7</text:p>
          </table:table-cell>
          <table:table-cell office:value-type="string" calcext:value-type="string">
            <text:p>gray+blue+yellow+red+black+green</text:p>
          </table:table-cell>
          <table:table-cell table:formula="of:=SUM([E7.C22:.C27])" office:value-type="float" office:value="-8642.184" calcext:value-type="float">
            <text:p>-8642.184</text:p>
          </table:table-cell>
          <table:table-cell table:formula="of:=[E7.I$21]-[E7.I28]" office:value-type="float" office:value="535.237000000001" calcext:value-type="float">
            <text:p>535.23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ellow-red-black-green</text:p>
          </table:table-cell>
          <table:table-cell office:value-type="float" office:value="-4020.15" calcext:value-type="float">
            <text:p>-4020.15</text:p>
          </table:table-cell>
          <table:table-cell table:style-name="ce2" office:value-type="float" office:value="0.397" calcext:value-type="float">
            <text:p>0.39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table:style-name="ce2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red-black-green</text:p>
          </table:table-cell>
          <table:table-cell office:value-type="float" office:value="-2918.889" calcext:value-type="float">
            <text:p>-2918.889</text:p>
          </table:table-cell>
          <table:table-cell table:style-name="ce2" office:value-type="float" office:value="0.459" calcext:value-type="float">
            <text:p>0.459</text:p>
          </table:table-cell>
          <table:table-cell office:value-type="string" calcext:value-type="string">
            <text:p>yes</text:p>
          </table:table-cell>
          <table:table-cell/>
          <table:table-cell table:style-name="ce2"/>
          <table:table-cell/>
          <table:table-cell table:style-name="ce2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black-green</text:p>
          </table:table-cell>
          <table:table-cell table:style-name="ce5" office:value-type="float" office:value="-2178.608" calcext:value-type="float">
            <text:p>-2178.608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y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d-black</text:p>
          </table:table-cell>
          <table:table-cell office:value-type="float" office:value="-1781.617" calcext:value-type="float">
            <text:p>-1781.617</text:p>
          </table:table-cell>
          <table:table-cell table:style-name="ce2" office:value-type="float" office:value="0.167" calcext:value-type="float">
            <text:p>0.167</text:p>
          </table:table-cell>
          <table:table-cell office:value-type="string" calcext:value-type="string">
            <text:p>y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reen-yellow</text:p>
          </table:table-cell>
          <table:table-cell office:value-type="float" office:value="-2368.698" calcext:value-type="float">
            <text:p>-2368.698</text:p>
          </table:table-cell>
          <table:table-cell office:value-type="float" office:value="0.24" calcext:value-type="float">
            <text:p>0.24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table:style-name="ce2" table:number-columns-repeated="2"/>
          <table:table-cell table:number-columns-repeated="2"/>
        </table:table-row>
        <table:table-row table:style-name="ro1">
          <table:table-cell table:style-name="ce1" table:number-columns-repeated="6"/>
          <table:table-cell table:style-name="ce3"/>
          <table:table-cell table:style-name="ce1" table:number-columns-repeated="3"/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ce2" table:number-columns-repeated="2"/>
          <table:table-cell table:number-columns-repeated="3"/>
          <table:table-cell table:style-name="ce2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2" table:number-columns-repeated="2"/>
          <table:table-cell/>
          <table:table-cell table:style-name="ce2"/>
          <table:table-cell/>
          <table:table-cell table:style-name="ce2" table:number-columns-repeated="2"/>
          <table:table-cell table:number-columns-repeated="2"/>
        </table:table-row>
      </table:table>
      <table:table table:name="cat_E6E7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ce13"/>
        <table:table-column table:style-name="co9" table:default-cell-style-name="Default"/>
        <table:table-column table:style-name="co5" table:default-cell-style-name="ce14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1014" table:default-cell-style-name="Default"/>
        <table:table-row table:style-name="ro1">
          <table:table-cell table:style-name="ce1"/>
          <table:table-cell table:style-name="ce3" office:value-type="string" calcext:value-type="string">
            <text:p>RD1</text:p>
          </table:table-cell>
          <table:table-cell table:style-name="ce1" table:number-columns-repeated="2"/>
          <table:table-cell table:style-name="ce11"/>
          <table:table-cell table:style-name="ce1"/>
          <table:table-cell table:style-name="ce3" table:number-columns-repeated="3"/>
          <table:table-cell table:style-name="ce10"/>
          <table:table-cell table:style-name="ce2" table:number-columns-repeated="1014"/>
        </table:table-row>
        <table:table-row table:style-name="ro1">
          <table:table-cell table:style-name="ce2" table:number-columns-repeated="2"/>
          <table:table-cell table:style-name="ce4" office:value-type="string" calcext:value-type="string">
            <text:p>P(data|M)</text:p>
          </table:table-cell>
          <table:table-cell table:style-name="ce6" office:value-type="string" calcext:value-type="string">
            <text:p>S.E.</text:p>
          </table:table-cell>
          <table:table-cell table:style-name="ce12" office:value-type="string" calcext:value-type="string">
            <text:p>convergence</text:p>
          </table:table-cell>
          <table:table-cell table:style-name="ce2"/>
          <table:table-cell table:style-name="ce4"/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P(data|M)</text:p>
          </table:table-cell>
          <table:table-cell table:style-name="ce6"/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All</text:p>
          </table:table-cell>
          <table:table-cell table:style-name="ce2" office:value-type="string" calcext:value-type="string">
            <text:p>all</text:p>
          </table:table-cell>
          <table:table-cell table:style-name="ce5" office:value-type="float" office:value="-19083.055" calcext:value-type="float">
            <text:p>-19083.055</text:p>
          </table:table-cell>
          <table:table-cell table:style-name="ce5" office:value-type="float" office:value="0.854" calcext:value-type="float">
            <text:p>0.854</text:p>
          </table:table-cell>
          <table:table-cell table:style-name="ce8" office:value-type="string" calcext:value-type="string">
            <text:p>yes</text:p>
          </table:table-cell>
          <table:table-cell table:style-name="ce2"/>
          <table:table-cell table:style-name="ce4" office:value-type="string" calcext:value-type="string">
            <text:p>H0</text:p>
          </table:table-cell>
          <table:table-cell table:style-name="ce2" office:value-type="string" calcext:value-type="string">
            <text:p>(gray-blue-yellow-red-black-green)</text:p>
          </table:table-cell>
          <table:table-cell table:style-name="ce5" table:formula="of:=[.C3]" office:value-type="float" office:value="-19083.055" calcext:value-type="float">
            <text:p>-19083.055</text:p>
          </table:table-cell>
          <table:table-cell table:style-name="ce5" table:formula="of:=[cat_E6E7.I$3]-[cat_E6E7.I3]" office:value-type="float" office:value="0" calcext:value-type="float">
            <text:p>0.000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AvesTestudines</text:p>
          </table:table-cell>
          <table:table-cell table:style-name="ce2" office:value-type="string" calcext:value-type="string">
            <text:p>gray</text:p>
          </table:table-cell>
          <table:table-cell table:style-name="ce5" office:value-type="float" office:value="-4015.019" calcext:value-type="float">
            <text:p>-4015.019</text:p>
          </table:table-cell>
          <table:table-cell table:style-name="ce5" office:value-type="float" office:value="0.473" calcext:value-type="float">
            <text:p>0.473</text:p>
          </table:table-cell>
          <table:table-cell table:style-name="ce8" office:value-type="string" calcext:value-type="string">
            <text:p>yes</text:p>
          </table:table-cell>
          <table:table-cell table:style-name="ce2"/>
          <table:table-cell table:style-name="ce4" office:value-type="string" calcext:value-type="string">
            <text:p>H1</text:p>
          </table:table-cell>
          <table:table-cell table:style-name="ce2" office:value-type="string" calcext:value-type="string">
            <text:p>gray+(blue-yellow-red-black-green)</text:p>
          </table:table-cell>
          <table:table-cell table:style-name="ce5" table:formula="of:=[cat_E6E7.C4]+[cat_E6E7.C10]" office:value-type="float" office:value="-19425.259" calcext:value-type="float">
            <text:p>-19425.259</text:p>
          </table:table-cell>
          <table:table-cell table:style-name="ce5" table:formula="of:=[cat_E6E7.I$3]-[cat_E6E7.I4]" office:value-type="float" office:value="342.203999999998" calcext:value-type="float">
            <text:p>342.204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Delta-Zeta</text:p>
          </table:table-cell>
          <table:table-cell table:style-name="ce2" office:value-type="string" calcext:value-type="string">
            <text:p>blue</text:p>
          </table:table-cell>
          <table:table-cell table:style-name="ce5" office:value-type="float" office:value="-3463.109" calcext:value-type="float">
            <text:p>-3463.109</text:p>
          </table:table-cell>
          <table:table-cell table:style-name="ce5" office:value-type="float" office:value="0.199" calcext:value-type="float">
            <text:p>0.199</text:p>
          </table:table-cell>
          <table:table-cell table:style-name="ce8" office:value-type="string" calcext:value-type="string">
            <text:p>yes</text:p>
          </table:table-cell>
          <table:table-cell table:style-name="ce2"/>
          <table:table-cell table:style-name="ce4" office:value-type="string" calcext:value-type="string">
            <text:p>H2</text:p>
          </table:table-cell>
          <table:table-cell table:style-name="ce2" office:value-type="string" calcext:value-type="string">
            <text:p>gray+blue+(yellow-red-black-green)</text:p>
          </table:table-cell>
          <table:table-cell table:style-name="ce5" table:formula="of:=[cat_E6E7.C4]+[cat_E6E7.C5]+[cat_E6E7.C11]" office:value-type="float" office:value="-19595.075" calcext:value-type="float">
            <text:p>-19595.075</text:p>
          </table:table-cell>
          <table:table-cell table:style-name="ce5" table:formula="of:=[cat_E6E7.I$3]-[cat_E6E7.I5]" office:value-type="float" office:value="512.02" calcext:value-type="float">
            <text:p>512.020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Lambda-Mu</text:p>
          </table:table-cell>
          <table:table-cell table:style-name="ce2" office:value-type="string" calcext:value-type="string">
            <text:p>yellow</text:p>
          </table:table-cell>
          <table:table-cell table:style-name="ce5" office:value-type="float" office:value="-3654.121" calcext:value-type="float">
            <text:p>-3654.121</text:p>
          </table:table-cell>
          <table:table-cell table:style-name="ce5" office:value-type="float" office:value="0.12" calcext:value-type="float">
            <text:p>0.120</text:p>
          </table:table-cell>
          <table:table-cell table:style-name="ce8" office:value-type="string" calcext:value-type="string">
            <text:p>yes</text:p>
          </table:table-cell>
          <table:table-cell table:style-name="ce2"/>
          <table:table-cell table:style-name="ce4" office:value-type="string" calcext:value-type="string">
            <text:p>H3</text:p>
          </table:table-cell>
          <table:table-cell table:style-name="ce2" office:value-type="string" calcext:value-type="string">
            <text:p>gray+blue+yellow+(red-black-green)</text:p>
          </table:table-cell>
          <table:table-cell table:style-name="ce5" table:formula="of:=[cat_E6E7.C4]+[cat_E6E7.C5]+[cat_E6E7.C6]+[cat_E6E7.C12]" office:value-type="float" office:value="-19883.098" calcext:value-type="float">
            <text:p>-19883.098</text:p>
          </table:table-cell>
          <table:table-cell table:style-name="ce5" table:formula="of:=[cat_E6E7.I$3]-[cat_E6E7.I6]" office:value-type="float" office:value="800.042999999998" calcext:value-type="float">
            <text:p>800.04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Alpha-Omikron</text:p>
          </table:table-cell>
          <table:table-cell table:style-name="ce2" office:value-type="string" calcext:value-type="string">
            <text:p>red</text:p>
          </table:table-cell>
          <table:table-cell table:style-name="ce5" office:value-type="float" office:value="-3155.687" calcext:value-type="float">
            <text:p>-3155.687</text:p>
          </table:table-cell>
          <table:table-cell table:style-name="ce5" office:value-type="float" office:value="0.166" calcext:value-type="float">
            <text:p>0.166</text:p>
          </table:table-cell>
          <table:table-cell table:style-name="ce9" office:value-type="string" calcext:value-type="string">
            <text:p>yes</text:p>
          </table:table-cell>
          <table:table-cell table:style-name="ce2"/>
          <table:table-cell table:style-name="ce4" office:value-type="string" calcext:value-type="string">
            <text:p>H4</text:p>
          </table:table-cell>
          <table:table-cell table:style-name="ce2" office:value-type="string" calcext:value-type="string">
            <text:p>gray+blue+yellow+red+(black-green)</text:p>
          </table:table-cell>
          <table:table-cell table:style-name="ce5" table:formula="of:=SUM([cat_E6E7.C4:.C7])+[cat_E6E7.C13]" office:value-type="float" office:value="-20108.285" calcext:value-type="float">
            <text:p>-20108.285</text:p>
          </table:table-cell>
          <table:table-cell table:style-name="ce5" table:formula="of:=[cat_E6E7.I$3]-[cat_E6E7.I7]" office:value-type="float" office:value="1025.23" calcext:value-type="float">
            <text:p>1025.230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Manatees</text:p>
          </table:table-cell>
          <table:table-cell table:style-name="ce2" office:value-type="string" calcext:value-type="string">
            <text:p>black</text:p>
          </table:table-cell>
          <table:table-cell table:style-name="ce5" office:value-type="float" office:value="-2505.476" calcext:value-type="float">
            <text:p>-2505.476</text:p>
          </table:table-cell>
          <table:table-cell table:style-name="ce5" office:value-type="float" office:value="0.159" calcext:value-type="float">
            <text:p>0.159</text:p>
          </table:table-cell>
          <table:table-cell table:style-name="ce8" office:value-type="string" calcext:value-type="string">
            <text:p>yes</text:p>
          </table:table-cell>
          <table:table-cell table:style-name="ce2"/>
          <table:table-cell table:style-name="ce4" office:value-type="string" calcext:value-type="string">
            <text:p>H5</text:p>
          </table:table-cell>
          <table:table-cell table:style-name="ce2" office:value-type="string" calcext:value-type="string">
            <text:p>gray+blue+(red-black)+(green-yellow)</text:p>
          </table:table-cell>
          <table:table-cell table:style-name="ce2" table:formula="of:=[.C4]+[.C5]+[.C14]+[.C15]" office:value-type="float" office:value="-19850.013" calcext:value-type="float">
            <text:p>-19850.013</text:p>
          </table:table-cell>
          <table:table-cell table:style-name="ce5" table:formula="of:=[cat_E6E7.I$3]-[cat_E6E7.I8]" office:value-type="float" office:value="766.957999999999" calcext:value-type="float">
            <text:p>766.958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Beta-Xi</text:p>
          </table:table-cell>
          <table:table-cell table:style-name="ce2" office:value-type="string" calcext:value-type="string">
            <text:p>green</text:p>
          </table:table-cell>
          <table:table-cell table:style-name="ce5" office:value-type="float" office:value="-3524.302" calcext:value-type="float">
            <text:p>-3524.302</text:p>
          </table:table-cell>
          <table:table-cell table:style-name="ce5" office:value-type="float" office:value="0.225" calcext:value-type="float">
            <text:p>0.225</text:p>
          </table:table-cell>
          <table:table-cell office:value-type="string" calcext:value-type="string">
            <text:p>yes</text:p>
          </table:table-cell>
          <table:table-cell table:style-name="ce2"/>
          <table:table-cell table:style-name="ce4" office:value-type="string" calcext:value-type="string">
            <text:p>H6</text:p>
          </table:table-cell>
          <table:table-cell table:style-name="ce2" office:value-type="string" calcext:value-type="string">
            <text:p>gray+blue+red+black+(green-yellow)</text:p>
          </table:table-cell>
          <table:table-cell table:style-name="ce5" table:formula="of:=[.C4]+[.C5]+[.C14]+[.C8]+[.C15]" office:value-type="float" office:value="-22355.489" calcext:value-type="float">
            <text:p>-22355.489</text:p>
          </table:table-cell>
          <table:table-cell table:style-name="ce5" table:formula="of:=[cat_E6E7.I$3]-[cat_E6E7.I9]" office:value-type="float" office:value="3272.434" calcext:value-type="float">
            <text:p>3272.434</text:p>
          </table:table-cell>
          <table:table-cell table:style-name="ce2" table:number-columns-repeated="1014"/>
        </table:table-row>
        <table:table-row table:style-name="ro1">
          <table:table-cell table:style-name="ce2"/>
          <table:table-cell table:style-name="ce2" office:value-type="string" calcext:value-type="string">
            <text:p>blue-yellow-red-black-green</text:p>
          </table:table-cell>
          <table:table-cell table:style-name="ce2" office:value-type="float" office:value="-15410.24" calcext:value-type="float">
            <text:p>-15410.24</text:p>
          </table:table-cell>
          <table:table-cell table:style-name="ce2" office:value-type="float" office:value="0.97" calcext:value-type="float">
            <text:p>0.97</text:p>
          </table:table-cell>
          <table:table-cell table:style-name="ce9" office:value-type="string" calcext:value-type="string">
            <text:p>yes</text:p>
          </table:table-cell>
          <table:table-cell table:style-name="ce2"/>
          <table:table-cell table:style-name="ce4" office:value-type="string" calcext:value-type="string">
            <text:p>H7</text:p>
          </table:table-cell>
          <table:table-cell table:style-name="ce2" office:value-type="string" calcext:value-type="string">
            <text:p>gray+blue+yellow+red+black+green</text:p>
          </table:table-cell>
          <table:table-cell table:style-name="ce5" table:formula="of:=SUM([cat_E6E7.C4:.C9])" office:value-type="float" office:value="-20317.714" calcext:value-type="float">
            <text:p>-20317.714</text:p>
          </table:table-cell>
          <table:table-cell table:style-name="ce5" table:formula="of:=[cat_E6E7.I$3]-[cat_E6E7.I10]" office:value-type="float" office:value="1234.659" calcext:value-type="float">
            <text:p>1234.659</text:p>
          </table:table-cell>
          <table:table-cell table:style-name="ce2" table:number-columns-repeated="1014"/>
        </table:table-row>
        <table:table-row table:style-name="ro1">
          <table:table-cell table:style-name="ce2"/>
          <table:table-cell table:style-name="ce2" office:value-type="string" calcext:value-type="string">
            <text:p>yellow-red-black-green</text:p>
          </table:table-cell>
          <table:table-cell table:style-name="ce2" office:value-type="float" office:value="-12116.947" calcext:value-type="float">
            <text:p>-12116.947</text:p>
          </table:table-cell>
          <table:table-cell table:style-name="ce2" office:value-type="float" office:value="0.604" calcext:value-type="float">
            <text:p>0.604</text:p>
          </table:table-cell>
          <table:table-cell table:style-name="ce9" office:value-type="string" calcext:value-type="string">
            <text:p>yes</text:p>
          </table:table-cell>
          <table:table-cell table:style-name="ce2"/>
          <table:table-cell table:style-name="ce4"/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 calcext:value-type="string">
            <text:p>red-black-green</text:p>
          </table:table-cell>
          <table:table-cell table:style-name="ce2" office:value-type="float" office:value="-8750.849" calcext:value-type="float">
            <text:p>-8750.849</text:p>
          </table:table-cell>
          <table:table-cell table:style-name="ce2" office:value-type="float" office:value="0.355" calcext:value-type="float">
            <text:p>0.355</text:p>
          </table:table-cell>
          <table:table-cell table:style-name="ce9" office:value-type="string" calcext:value-type="string">
            <text:p>yes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string" calcext:value-type="string">
            <text:p>black-green</text:p>
          </table:table-cell>
          <table:table-cell table:style-name="ce2" office:value-type="float" office:value="-5820.349" calcext:value-type="float">
            <text:p>-5820.349</text:p>
          </table:table-cell>
          <table:table-cell table:style-name="ce2" office:value-type="float" office:value="0.199" calcext:value-type="float">
            <text:p>0.199</text:p>
          </table:table-cell>
          <table:table-cell table:style-name="ce9" office:value-type="string" calcext:value-type="string">
            <text:p>yes</text:p>
          </table:table-cell>
          <table:table-cell table:style-name="ce2"/>
          <table:table-cell table:style-name="ce4"/>
          <table:table-cell table:style-name="ce2"/>
          <table:table-cell table:style-name="ce5" table:number-columns-repeated="2"/>
          <table:table-cell table:style-name="ce2" table:number-columns-repeated="1014"/>
        </table:table-row>
        <table:table-row table:style-name="ro1">
          <table:table-cell table:style-name="ce2"/>
          <table:table-cell table:style-name="ce2" office:value-type="string" calcext:value-type="string">
            <text:p>red-black</text:p>
          </table:table-cell>
          <table:table-cell table:style-name="ce5" office:value-type="float" office:value="-5456.412" calcext:value-type="float">
            <text:p>-5456.412</text:p>
          </table:table-cell>
          <table:table-cell table:style-name="ce5" office:value-type="float" office:value="0.282" calcext:value-type="float">
            <text:p>0.282</text:p>
          </table:table-cell>
          <table:table-cell table:style-name="ce8" office:value-type="string" calcext:value-type="string">
            <text:p>yes</text:p>
          </table:table-cell>
          <table:table-cell table:style-name="ce2"/>
          <table:table-cell table:style-name="ce4"/>
          <table:table-cell table:style-name="ce2"/>
          <table:table-cell table:style-name="ce5" table:number-columns-repeated="2"/>
          <table:table-cell table:style-name="ce2" table:number-columns-repeated="1014"/>
        </table:table-row>
        <table:table-row table:style-name="ro1">
          <table:table-cell table:style-name="ce2"/>
          <table:table-cell table:style-name="ce2" office:value-type="string" calcext:value-type="string">
            <text:p>green-yellow</text:p>
          </table:table-cell>
          <table:table-cell table:style-name="ce2" office:value-type="float" office:value="-6915.473" calcext:value-type="float">
            <text:p>-6915.473</text:p>
          </table:table-cell>
          <table:table-cell table:style-name="ce5" office:value-type="float" office:value="0.251" calcext:value-type="float">
            <text:p>0.251</text:p>
          </table:table-cell>
          <table:table-cell office:value-type="string" calcext:value-type="string">
            <text:p>yes</text:p>
          </table:table-cell>
          <table:table-cell table:style-name="ce2"/>
          <table:table-cell table:style-name="ce4"/>
          <table:table-cell table:style-name="ce2" table:number-columns-repeated="1017"/>
        </table:table-row>
        <table:table-row table:style-name="ro1">
          <table:table-cell table:style-name="ce1" table:number-columns-repeated="4"/>
          <table:table-cell table:style-name="ce11"/>
          <table:table-cell table:style-name="ce1"/>
          <table:table-cell table:style-name="ce3"/>
          <table:table-cell table:style-name="ce1" table:number-columns-repeated="3"/>
          <table:table-cell table:style-name="ce2" table:number-columns-repeated="1014"/>
        </table:table-row>
        <table:table-row table:style-name="ro1" table:number-rows-repeated="2">
          <table:table-cell table:style-name="ce2"/>
          <table:table-cell table:style-name="ce4"/>
          <table:table-cell table:style-name="ce2" table:number-columns-repeated="2"/>
          <table:table-cell table:style-name="ce9"/>
          <table:table-cell table:style-name="ce2"/>
          <table:table-cell table:style-name="ce4" table:number-columns-repeated="3"/>
          <table:table-cell table:style-name="ce6"/>
          <table:table-cell table:style-name="ce2" table:number-columns-repeated="1014"/>
        </table:table-row>
        <table:table-row table:style-name="ro1">
          <table:table-cell table:style-name="ce1"/>
          <table:table-cell table:style-name="ce3" office:value-type="string" calcext:value-type="string">
            <text:p>RD2</text:p>
          </table:table-cell>
          <table:table-cell table:style-name="ce1" table:number-columns-repeated="2"/>
          <table:table-cell table:style-name="ce11"/>
          <table:table-cell table:style-name="ce1"/>
          <table:table-cell table:style-name="ce3" table:number-columns-repeated="3"/>
          <table:table-cell table:style-name="ce10"/>
          <table:table-cell table:style-name="ce2" table:number-columns-repeated="1014"/>
        </table:table-row>
        <table:table-row table:style-name="ro1">
          <table:table-cell table:style-name="ce2" table:number-columns-repeated="2"/>
          <table:table-cell table:style-name="ce4" office:value-type="string" calcext:value-type="string">
            <text:p>P(data|M)</text:p>
          </table:table-cell>
          <table:table-cell table:style-name="ce6" office:value-type="string" calcext:value-type="string">
            <text:p>S.E.</text:p>
          </table:table-cell>
          <table:table-cell table:style-name="ce12" office:value-type="string" calcext:value-type="string">
            <text:p>convergence</text:p>
          </table:table-cell>
          <table:table-cell table:style-name="ce2"/>
          <table:table-cell table:style-name="ce4"/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P(data|M)</text:p>
          </table:table-cell>
          <table:table-cell table:style-name="ce6"/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All</text:p>
          </table:table-cell>
          <table:table-cell table:style-name="ce2" office:value-type="string" calcext:value-type="string">
            <text:p>all</text:p>
          </table:table-cell>
          <table:table-cell table:style-name="ce5" office:value-type="float" office:value="-19083.055" calcext:value-type="float">
            <text:p>-19083.055</text:p>
          </table:table-cell>
          <table:table-cell table:style-name="ce5" office:value-type="float" office:value="0.889" calcext:value-type="float">
            <text:p>0.889</text:p>
          </table:table-cell>
          <table:table-cell office:value-type="string" calcext:value-type="string">
            <text:p>yes</text:p>
          </table:table-cell>
          <table:table-cell table:style-name="ce2"/>
          <table:table-cell table:style-name="ce4" office:value-type="string" calcext:value-type="string">
            <text:p>H0</text:p>
          </table:table-cell>
          <table:table-cell table:style-name="ce2" office:value-type="string" calcext:value-type="string">
            <text:p>(gray-blue-yellow-red-black-green)</text:p>
          </table:table-cell>
          <table:table-cell table:style-name="ce5" table:formula="of:=[cat_E6E7.C21]" office:value-type="float" office:value="-19083.055" calcext:value-type="float">
            <text:p>-19083.055</text:p>
          </table:table-cell>
          <table:table-cell table:style-name="ce5" table:formula="of:=[cat_E6E7.I$21]-[cat_E6E7.I21]" office:value-type="float" office:value="0" calcext:value-type="float">
            <text:p>0.000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AvesTestudines</text:p>
          </table:table-cell>
          <table:table-cell table:style-name="ce2" office:value-type="string" calcext:value-type="string">
            <text:p>gray</text:p>
          </table:table-cell>
          <table:table-cell table:style-name="ce5" office:value-type="float" office:value="-4015.019" calcext:value-type="float">
            <text:p>-4015.019</text:p>
          </table:table-cell>
          <table:table-cell table:style-name="ce5" office:value-type="float" office:value="0.473" calcext:value-type="float">
            <text:p>0.473</text:p>
          </table:table-cell>
          <table:table-cell office:value-type="string" calcext:value-type="string">
            <text:p>yes</text:p>
          </table:table-cell>
          <table:table-cell table:style-name="ce2"/>
          <table:table-cell table:style-name="ce4" office:value-type="string" calcext:value-type="string">
            <text:p>H1</text:p>
          </table:table-cell>
          <table:table-cell table:style-name="ce2" office:value-type="string" calcext:value-type="string">
            <text:p>gray+(blue-yellow-red-black-green)</text:p>
          </table:table-cell>
          <table:table-cell table:style-name="ce5" table:formula="of:=[cat_E6E7.C22]+[cat_E6E7.C28]" office:value-type="float" office:value="-19165.438" calcext:value-type="float">
            <text:p>-19165.438</text:p>
          </table:table-cell>
          <table:table-cell table:style-name="ce5" table:formula="of:=[cat_E6E7.I$21]-[cat_E6E7.I22]" office:value-type="float" office:value="82.382999999998" calcext:value-type="float">
            <text:p>82.38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Delta-Zeta</text:p>
          </table:table-cell>
          <table:table-cell table:style-name="ce2" office:value-type="string" calcext:value-type="string">
            <text:p>blue</text:p>
          </table:table-cell>
          <table:table-cell table:style-name="ce5" office:value-type="float" office:value="-3674.452" calcext:value-type="float">
            <text:p>-3674.452</text:p>
          </table:table-cell>
          <table:table-cell table:style-name="ce5" office:value-type="float" office:value="0.321" calcext:value-type="float">
            <text:p>0.321</text:p>
          </table:table-cell>
          <table:table-cell office:value-type="string" calcext:value-type="string">
            <text:p>yes</text:p>
          </table:table-cell>
          <table:table-cell table:style-name="ce2"/>
          <table:table-cell table:style-name="ce4" office:value-type="string" calcext:value-type="string">
            <text:p>H2</text:p>
          </table:table-cell>
          <table:table-cell table:style-name="ce2" office:value-type="string" calcext:value-type="string">
            <text:p>gray+blue+(yellow-red-black-green)</text:p>
          </table:table-cell>
          <table:table-cell table:style-name="ce5" table:formula="of:=[cat_E6E7.C22]+[cat_E6E7.C23]+[cat_E6E7.C29]" office:value-type="float" office:value="-19406.063" calcext:value-type="float">
            <text:p>-19406.063</text:p>
          </table:table-cell>
          <table:table-cell table:style-name="ce5" table:formula="of:=[cat_E6E7.I$21]-[cat_E6E7.I23]" office:value-type="float" office:value="323.008000000002" calcext:value-type="float">
            <text:p>323.008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Lambda-Mu</text:p>
          </table:table-cell>
          <table:table-cell table:style-name="ce2" office:value-type="string" calcext:value-type="string">
            <text:p>yellow</text:p>
          </table:table-cell>
          <table:table-cell table:style-name="ce5" office:value-type="float" office:value="-3501.458" calcext:value-type="float">
            <text:p>-3501.458</text:p>
          </table:table-cell>
          <table:table-cell table:style-name="ce5" office:value-type="float" office:value="0.133" calcext:value-type="float">
            <text:p>0.133</text:p>
          </table:table-cell>
          <table:table-cell office:value-type="string" calcext:value-type="string">
            <text:p>yes</text:p>
          </table:table-cell>
          <table:table-cell table:style-name="ce2"/>
          <table:table-cell table:style-name="ce4" office:value-type="string" calcext:value-type="string">
            <text:p>H3</text:p>
          </table:table-cell>
          <table:table-cell table:style-name="ce2" office:value-type="string" calcext:value-type="string">
            <text:p>gray+blue+yellow+(red-black-green)</text:p>
          </table:table-cell>
          <table:table-cell table:style-name="ce5" table:formula="of:=[cat_E6E7.C22]+[cat_E6E7.C23]+[cat_E6E7.C24]+[cat_E6E7.C30]" office:value-type="float" office:value="-19676.573" calcext:value-type="float">
            <text:p>-19676.573</text:p>
          </table:table-cell>
          <table:table-cell table:style-name="ce5" table:formula="of:=[cat_E6E7.I$21]-[cat_E6E7.I24]" office:value-type="float" office:value="593.518" calcext:value-type="float">
            <text:p>593.518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Alpha-Omikron</text:p>
          </table:table-cell>
          <table:table-cell table:style-name="ce2" office:value-type="string" calcext:value-type="string">
            <text:p>red</text:p>
          </table:table-cell>
          <table:table-cell table:style-name="ce5" office:value-type="float" office:value="-2958.76" calcext:value-type="float">
            <text:p>-2958.760</text:p>
          </table:table-cell>
          <table:table-cell table:style-name="ce5" office:value-type="float" office:value="0.129" calcext:value-type="float">
            <text:p>0.129</text:p>
          </table:table-cell>
          <table:table-cell office:value-type="string" calcext:value-type="string">
            <text:p>yes</text:p>
          </table:table-cell>
          <table:table-cell table:style-name="ce2"/>
          <table:table-cell table:style-name="ce4" office:value-type="string" calcext:value-type="string">
            <text:p>H4</text:p>
          </table:table-cell>
          <table:table-cell table:style-name="ce2" office:value-type="string" calcext:value-type="string">
            <text:p>gray+blue+yellow+red+(black-green)</text:p>
          </table:table-cell>
          <table:table-cell table:style-name="ce5" table:formula="of:=SUM([cat_E6E7.C22:.C25])+[cat_E6E7.C31]" office:value-type="float" office:value="-19921.623" calcext:value-type="float">
            <text:p>-19921.623</text:p>
          </table:table-cell>
          <table:table-cell table:style-name="ce5" table:formula="of:=[cat_E6E7.I$21]-[cat_E6E7.I25]" office:value-type="float" office:value="838.567999999999" calcext:value-type="float">
            <text:p>838.568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Manatees</text:p>
          </table:table-cell>
          <table:table-cell table:style-name="ce2" office:value-type="string" calcext:value-type="string">
            <text:p>black</text:p>
          </table:table-cell>
          <table:table-cell table:style-name="ce5" office:value-type="float" office:value="-2505.476" calcext:value-type="float">
            <text:p>-2505.476</text:p>
          </table:table-cell>
          <table:table-cell table:style-name="ce5" office:value-type="float" office:value="0.159" calcext:value-type="float">
            <text:p>0.159</text:p>
          </table:table-cell>
          <table:table-cell office:value-type="string" calcext:value-type="string">
            <text:p>yes</text:p>
          </table:table-cell>
          <table:table-cell table:style-name="ce2"/>
          <table:table-cell table:style-name="ce4" office:value-type="string" calcext:value-type="string">
            <text:p>H5</text:p>
          </table:table-cell>
          <table:table-cell table:style-name="ce2" office:value-type="string" calcext:value-type="string">
            <text:p>gray+blue+(red-black)+(green-yellow)</text:p>
          </table:table-cell>
          <table:table-cell table:style-name="ce2" table:formula="of:=[cat_E6E7.C22]+[cat_E6E7.C23]+[cat_E6E7.C32]+[cat_E6E7.C33]" office:value-type="float" office:value="-19682.881" calcext:value-type="float">
            <text:p>-19682.881</text:p>
          </table:table-cell>
          <table:table-cell table:style-name="ce5" table:formula="of:=[cat_E6E7.I$21]-[cat_E6E7.I26]" office:value-type="float" office:value="599.826000000001" calcext:value-type="float">
            <text:p>599.826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Beta-Xi</text:p>
          </table:table-cell>
          <table:table-cell table:style-name="ce2" office:value-type="string" calcext:value-type="string">
            <text:p>green</text:p>
          </table:table-cell>
          <table:table-cell table:style-name="ce5" office:value-type="float" office:value="-3465.835" calcext:value-type="float">
            <text:p>-3465.835</text:p>
          </table:table-cell>
          <table:table-cell table:style-name="ce5" office:value-type="float" office:value="0.107" calcext:value-type="float">
            <text:p>0.107</text:p>
          </table:table-cell>
          <table:table-cell office:value-type="string" calcext:value-type="string">
            <text:p>yes</text:p>
          </table:table-cell>
          <table:table-cell table:style-name="ce2"/>
          <table:table-cell table:style-name="ce4" office:value-type="string" calcext:value-type="string">
            <text:p>H6</text:p>
          </table:table-cell>
          <table:table-cell table:style-name="ce2" office:value-type="string" calcext:value-type="string">
            <text:p>gray+blue+red+black+(green-yellow)</text:p>
          </table:table-cell>
          <table:table-cell table:style-name="ce2" table:formula="of:=[cat_E6E7.C22]+[cat_E6E7.C23]+[cat_E6E7.C25]+[cat_E6E7.C26]+[cat_E6E7.C33]" office:value-type="float" office:value="-19886.211" calcext:value-type="float">
            <text:p>-19886.211</text:p>
          </table:table-cell>
          <table:table-cell table:style-name="ce5" table:formula="of:=[cat_E6E7.I$21]-[cat_E6E7.I27]" office:value-type="float" office:value="803.155999999999" calcext:value-type="float">
            <text:p>803.156</text:p>
          </table:table-cell>
          <table:table-cell table:style-name="ce2" table:number-columns-repeated="1014"/>
        </table:table-row>
        <table:table-row table:style-name="ro1">
          <table:table-cell table:style-name="ce2"/>
          <table:table-cell table:style-name="ce2" office:value-type="string" calcext:value-type="string">
            <text:p>blue-yellow-red-black-green</text:p>
          </table:table-cell>
          <table:table-cell table:style-name="ce2" office:value-type="float" office:value="-15150.419" calcext:value-type="float">
            <text:p>-15150.419</text:p>
          </table:table-cell>
          <table:table-cell table:style-name="ce2" office:value-type="float" office:value="0.571" calcext:value-type="float">
            <text:p>0.571</text:p>
          </table:table-cell>
          <table:table-cell office:value-type="string" calcext:value-type="string">
            <text:p>yes</text:p>
          </table:table-cell>
          <table:table-cell table:style-name="ce2"/>
          <table:table-cell table:style-name="ce4" office:value-type="string" calcext:value-type="string">
            <text:p>H7</text:p>
          </table:table-cell>
          <table:table-cell table:style-name="ce2" office:value-type="string" calcext:value-type="string">
            <text:p>gray+blue+yellow+red+black+green</text:p>
          </table:table-cell>
          <table:table-cell table:style-name="ce5" table:formula="of:=SUM([cat_E6E7.C22:.C27])" office:value-type="float" office:value="-20121" calcext:value-type="float">
            <text:p>-20121.000</text:p>
          </table:table-cell>
          <table:table-cell table:style-name="ce5" table:formula="of:=[cat_E6E7.I$21]-[cat_E6E7.I28]" office:value-type="float" office:value="1037.945" calcext:value-type="float">
            <text:p>1037.945</text:p>
          </table:table-cell>
          <table:table-cell table:style-name="ce2" table:number-columns-repeated="1014"/>
        </table:table-row>
        <table:table-row table:style-name="ro1">
          <table:table-cell table:style-name="ce2"/>
          <table:table-cell table:style-name="ce2" office:value-type="string" calcext:value-type="string">
            <text:p>yellow-red-black-green</text:p>
          </table:table-cell>
          <table:table-cell table:style-name="ce2" office:value-type="float" office:value="-11716.592" calcext:value-type="float">
            <text:p>-11716.592</text:p>
          </table:table-cell>
          <table:table-cell table:style-name="ce2" office:value-type="float" office:value="0.424" calcext:value-type="float">
            <text:p>0.424</text:p>
          </table:table-cell>
          <table:table-cell office:value-type="string" calcext:value-type="string">
            <text:p>yes</text:p>
          </table:table-cell>
          <table:table-cell table:style-name="ce2"/>
          <table:table-cell table:style-name="ce4"/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 calcext:value-type="string">
            <text:p>red-black-green</text:p>
          </table:table-cell>
          <table:table-cell table:style-name="ce2" office:value-type="float" office:value="-8485.644" calcext:value-type="float">
            <text:p>-8485.644</text:p>
          </table:table-cell>
          <table:table-cell table:style-name="ce2" office:value-type="float" office:value="0.685" calcext:value-type="float">
            <text:p>0.685</text:p>
          </table:table-cell>
          <table:table-cell table:style-name="ce9" office:value-type="string" calcext:value-type="string">
            <text:p>no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string" calcext:value-type="string">
            <text:p>black-green</text:p>
          </table:table-cell>
          <table:table-cell table:style-name="ce2" office:value-type="float" office:value="-5771.934" calcext:value-type="float">
            <text:p>-5771.934</text:p>
          </table:table-cell>
          <table:table-cell table:style-name="ce2" office:value-type="float" office:value="0.183" calcext:value-type="float">
            <text:p>0.183</text:p>
          </table:table-cell>
          <table:table-cell table:style-name="ce9" office:value-type="string" calcext:value-type="string">
            <text:p>yes</text:p>
          </table:table-cell>
          <table:table-cell table:style-name="ce2"/>
          <table:table-cell table:style-name="ce4"/>
          <table:table-cell table:style-name="ce2"/>
          <table:table-cell table:style-name="ce5" table:number-columns-repeated="2"/>
          <table:table-cell table:style-name="ce2" table:number-columns-repeated="1014"/>
        </table:table-row>
        <table:table-row table:style-name="ro1">
          <table:table-cell table:style-name="ce2"/>
          <table:table-cell table:style-name="ce2" office:value-type="string" calcext:value-type="string">
            <text:p>red-black</text:p>
          </table:table-cell>
          <table:table-cell table:style-name="ce2" office:value-type="float" office:value="-5260.906" calcext:value-type="float">
            <text:p>-5260.906</text:p>
          </table:table-cell>
          <table:table-cell table:style-name="ce2" office:value-type="float" office:value="0.512" calcext:value-type="float">
            <text:p>0.512</text:p>
          </table:table-cell>
          <table:table-cell table:style-name="ce9" office:value-type="string" calcext:value-type="string">
            <text:p>yes</text:p>
          </table:table-cell>
          <table:table-cell table:style-name="ce2"/>
          <table:table-cell table:style-name="ce4"/>
          <table:table-cell table:style-name="ce2"/>
          <table:table-cell table:style-name="ce5" table:number-columns-repeated="2"/>
          <table:table-cell table:style-name="ce2" table:number-columns-repeated="1014"/>
        </table:table-row>
        <table:table-row table:style-name="ro1">
          <table:table-cell table:style-name="ce2"/>
          <table:table-cell table:style-name="ce2" office:value-type="string" calcext:value-type="string">
            <text:p>green-yellow</text:p>
          </table:table-cell>
          <table:table-cell table:style-name="ce2" office:value-type="float" office:value="-6732.504" calcext:value-type="float">
            <text:p>-6732.504</text:p>
          </table:table-cell>
          <table:table-cell table:style-name="ce5" office:value-type="float" office:value="0.32" calcext:value-type="float">
            <text:p>0.320</text:p>
          </table:table-cell>
          <table:table-cell office:value-type="string" calcext:value-type="string">
            <text:p>yes</text:p>
          </table:table-cell>
          <table:table-cell table:style-name="ce2"/>
          <table:table-cell table:style-name="ce4"/>
          <table:table-cell table:style-name="ce2" table:number-columns-repeated="1017"/>
        </table:table-row>
        <table:table-row table:style-name="ro1">
          <table:table-cell table:style-name="ce1" table:number-columns-repeated="4"/>
          <table:table-cell table:style-name="ce11"/>
          <table:table-cell table:style-name="ce1"/>
          <table:table-cell table:style-name="ce3"/>
          <table:table-cell table:style-name="ce1" table:number-columns-repeated="3"/>
          <table:table-cell table:style-name="ce2" table:number-columns-repeated="1014"/>
        </table:table-row>
        <table:table-row table:style-name="ro1" table:number-rows-repeated="4">
          <table:table-cell table:style-name="ce2" table:number-columns-repeated="4"/>
          <table:table-cell table:style-name="ce9"/>
          <table:table-cell table:style-name="ce2"/>
          <table:table-cell table:style-name="ce4"/>
          <table:table-cell table:style-name="ce2" table:number-columns-repeated="1017"/>
        </table:table-row>
        <table:table-row table:style-name="ro1" table:number-rows-repeated="16">
          <table:table-cell table:style-name="ce2" table:number-columns-repeated="4"/>
          <table:table-cell table:style-name="ce9"/>
          <table:table-cell table:style-name="ce2" table:number-columns-repeated="1019"/>
        </table:table-row>
        <table:table-row table:style-name="ro1" table:number-rows-repeated="9">
          <table:table-cell table:style-name="ce2" table:number-columns-repeated="4"/>
          <table:table-cell table:style-name="ce9"/>
          <table:table-cell table:style-name="ce2"/>
          <table:table-cell table:style-name="ce4"/>
          <table:table-cell table:style-name="ce2" table:number-columns-repeated="1017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1" table:style-name="ta1">
        <table:table-column table:style-name="co1" table:default-cell-style-name="ce2"/>
        <table:table-column table:style-name="co13" table:default-cell-style-name="ce2"/>
        <table:table-column table:style-name="co14" table:default-cell-style-name="ce5"/>
        <table:table-column table:style-name="co3" table:default-cell-style-name="ce5"/>
        <table:table-column table:style-name="co4" table:default-cell-style-name="ce8"/>
        <table:table-column table:style-name="co3" table:default-cell-style-name="ce2"/>
        <table:table-column table:style-name="co15" table:default-cell-style-name="ce4"/>
        <table:table-column table:style-name="co16" table:default-cell-style-name="ce2"/>
        <table:table-column table:style-name="co3" table:number-columns-repeated="2" table:default-cell-style-name="ce5"/>
        <table:table-row table:style-name="ro1">
          <table:table-cell table:style-name="ce1"/>
          <table:table-cell table:style-name="ce3" office:value-type="string" calcext:value-type="string">
            <text:p>RD1</text:p>
          </table:table-cell>
          <table:table-cell table:style-name="ce1" table:number-columns-repeated="4"/>
          <table:table-cell table:style-name="ce3" table:number-columns-repeated="3"/>
          <table:table-cell table:style-name="ce10"/>
        </table:table-row>
        <table:table-row table:style-name="ro1">
          <table:table-cell table:number-columns-repeated="2"/>
          <table:table-cell table:style-name="ce4" office:value-type="string" calcext:value-type="string">
            <text:p>P(data|M)</text:p>
          </table:table-cell>
          <table:table-cell table:style-name="ce6" office:value-type="string" calcext:value-type="string">
            <text:p>S.E.</text:p>
          </table:table-cell>
          <table:table-cell table:style-name="ce6" office:value-type="string" calcext:value-type="string">
            <text:p>convergence</text:p>
          </table:table-cell>
          <table:table-cell table:number-columns-repeated="2"/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P(data|M)</text:p>
          </table:table-cell>
          <table:table-cell table:style-name="ce6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float" office:value="-34919.288" calcext:value-type="float">
            <text:p>-34919.288</text:p>
          </table:table-cell>
          <table:table-cell office:value-type="float" office:value="2.131" calcext:value-type="float">
            <text:p>2.131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0</text:p>
          </table:table-cell>
          <table:table-cell office:value-type="string" calcext:value-type="string">
            <text:p>(gray-blue-yellow-red-black-green)</text:p>
          </table:table-cell>
          <table:table-cell table:formula="of:=[.C3]" office:value-type="float" office:value="-34919.288" calcext:value-type="float">
            <text:p>-34919.288</text:p>
          </table:table-cell>
          <table:table-cell table:formula="of:=[E1.I$3]-[E1.I3]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AvesTestudines</text:p>
          </table:table-cell>
          <table:table-cell office:value-type="string" calcext:value-type="string">
            <text:p>gray</text:p>
          </table:table-cell>
          <table:table-cell office:value-type="float" office:value="-7565.843" calcext:value-type="float">
            <text:p>-7565.843</text:p>
          </table:table-cell>
          <table:table-cell office:value-type="float" office:value="0.717" calcext:value-type="float">
            <text:p>0.717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1</text:p>
          </table:table-cell>
          <table:table-cell office:value-type="string" calcext:value-type="string">
            <text:p>gray+(blue-yellow-red-black-green)</text:p>
          </table:table-cell>
          <table:table-cell table:formula="of:=[.C4]+[.C10]" office:value-type="float" office:value="-35701.046" calcext:value-type="float">
            <text:p>-35701.046</text:p>
          </table:table-cell>
          <table:table-cell table:formula="of:=[E1.I$3]-[E1.I4]" office:value-type="float" office:value="781.758000000002" calcext:value-type="float">
            <text:p>781.758</text:p>
          </table:table-cell>
        </table:table-row>
        <table:table-row table:style-name="ro1">
          <table:table-cell office:value-type="string" calcext:value-type="string">
            <text:p>Delta-Zeta</text:p>
          </table:table-cell>
          <table:table-cell office:value-type="string" calcext:value-type="string">
            <text:p>blue</text:p>
          </table:table-cell>
          <table:table-cell office:value-type="float" office:value="-7343.337" calcext:value-type="float">
            <text:p>-7343.337</text:p>
          </table:table-cell>
          <table:table-cell office:value-type="float" office:value="0.741" calcext:value-type="float">
            <text:p>0.741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2</text:p>
          </table:table-cell>
          <table:table-cell office:value-type="string" calcext:value-type="string">
            <text:p>gray+blue+(yellow-red-black-green)</text:p>
          </table:table-cell>
          <table:table-cell table:formula="of:=[E1.C4]+[E1.C5]+[E1.C11]" office:value-type="float" office:value="-36772.031" calcext:value-type="float">
            <text:p>-36772.031</text:p>
          </table:table-cell>
          <table:table-cell table:formula="of:=[E1.I$3]-[E1.I5]" office:value-type="float" office:value="1852.743" calcext:value-type="float">
            <text:p>1852.743</text:p>
          </table:table-cell>
        </table:table-row>
        <table:table-row table:style-name="ro1">
          <table:table-cell office:value-type="string" calcext:value-type="string">
            <text:p>Lambda-Mu</text:p>
          </table:table-cell>
          <table:table-cell office:value-type="string" calcext:value-type="string">
            <text:p>yellow</text:p>
          </table:table-cell>
          <table:table-cell office:value-type="float" office:value="-6966.972" calcext:value-type="float">
            <text:p>-6966.972</text:p>
          </table:table-cell>
          <table:table-cell office:value-type="float" office:value="0.575" calcext:value-type="float">
            <text:p>0.575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3</text:p>
          </table:table-cell>
          <table:table-cell office:value-type="string" calcext:value-type="string">
            <text:p>gray+blue+yellow+(red-black-green)</text:p>
          </table:table-cell>
          <table:table-cell table:formula="of:=[E1.C4]+[E1.C5]+[E1.C6]+[E1.C12]" office:value-type="float" office:value="-37854.225" calcext:value-type="float">
            <text:p>-37854.225</text:p>
          </table:table-cell>
          <table:table-cell table:formula="of:=[E1.I$3]-[E1.I6]" office:value-type="float" office:value="2934.93700000001" calcext:value-type="float">
            <text:p>2934.937</text:p>
          </table:table-cell>
        </table:table-row>
        <table:table-row table:style-name="ro1">
          <table:table-cell office:value-type="string" calcext:value-type="string">
            <text:p>Alpha-Omikron</text:p>
          </table:table-cell>
          <table:table-cell office:value-type="string" calcext:value-type="string">
            <text:p>red</text:p>
          </table:table-cell>
          <table:table-cell office:value-type="float" office:value="-7702.999" calcext:value-type="float">
            <text:p>-7702.999</text:p>
          </table:table-cell>
          <table:table-cell office:value-type="float" office:value="0.38" calcext:value-type="float">
            <text:p>0.38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4</text:p>
          </table:table-cell>
          <table:table-cell office:value-type="string" calcext:value-type="string">
            <text:p>gray+blue+yellow+red+(black-green)</text:p>
          </table:table-cell>
          <table:table-cell table:formula="of:=SUM([E1.C4:.C7])+[E1.C13]" office:value-type="float" office:value="-38838.352" calcext:value-type="float">
            <text:p>-38838.352</text:p>
          </table:table-cell>
          <table:table-cell table:formula="of:=[E1.I$3]-[E1.I7]" office:value-type="float" office:value="3919.064" calcext:value-type="float">
            <text:p>3919.064</text:p>
          </table:table-cell>
        </table:table-row>
        <table:table-row table:style-name="ro1">
          <table:table-cell office:value-type="string" calcext:value-type="string">
            <text:p>Manatees</text:p>
          </table:table-cell>
          <table:table-cell office:value-type="string" calcext:value-type="string">
            <text:p>black</text:p>
          </table:table-cell>
          <table:table-cell office:value-type="float" office:value="-3088.314" calcext:value-type="float">
            <text:p>-3088.314</text:p>
          </table:table-cell>
          <table:table-cell office:value-type="float" office:value="0.113" calcext:value-type="float">
            <text:p>0.113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5</text:p>
          </table:table-cell>
          <table:table-cell office:value-type="string" calcext:value-type="string">
            <text:p>gray+blue+(red-black)+(green-yellow)</text:p>
          </table:table-cell>
          <table:table-cell table:style-name="ce2" table:formula="of:=[E1.C4]+[E1.C5]+[E1.C14]+[E1.C15]" office:value-type="float" office:value="-37873.995" calcext:value-type="float">
            <text:p>-37873.995</text:p>
          </table:table-cell>
          <table:table-cell table:formula="of:=[E1.I$3]-[E1.I8]" office:value-type="float" office:value="2954.70699999999" calcext:value-type="float">
            <text:p>2954.707</text:p>
          </table:table-cell>
        </table:table-row>
        <table:table-row table:style-name="ro1">
          <table:table-cell office:value-type="string" calcext:value-type="string">
            <text:p>Beta-Xi</text:p>
          </table:table-cell>
          <table:table-cell office:value-type="string" calcext:value-type="string">
            <text:p>green</text:p>
          </table:table-cell>
          <table:table-cell office:value-type="float" office:value="-7034.064" calcext:value-type="float">
            <text:p>-7034.064</text:p>
          </table:table-cell>
          <table:table-cell office:value-type="float" office:value="1.269" calcext:value-type="float">
            <text:p>1.269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6</text:p>
          </table:table-cell>
          <table:table-cell office:value-type="string" calcext:value-type="string">
            <text:p>gray+blue+red+black+(green-yellow)</text:p>
          </table:table-cell>
          <table:table-cell table:style-name="ce2" table:formula="of:=[E1.C4]+[E1.C5]+[E1.C7]+[E1.C8]+[E1.C15]" office:value-type="float" office:value="-38701.953" calcext:value-type="float">
            <text:p>-38701.953</text:p>
          </table:table-cell>
          <table:table-cell table:formula="of:=[E1.I$3]-[E1.I9]" office:value-type="float" office:value="3782.66499999999" calcext:value-type="float">
            <text:p>3782.665</text:p>
          </table:table-cell>
        </table:table-row>
        <table:table-row table:style-name="ro1">
          <table:table-cell/>
          <table:table-cell office:value-type="string" calcext:value-type="string">
            <text:p>blue-yellow-red-black-green</text:p>
          </table:table-cell>
          <table:table-cell table:style-name="ce2" office:value-type="float" office:value="-28135.203" calcext:value-type="float">
            <text:p>-28135.203</text:p>
          </table:table-cell>
          <table:table-cell office:value-type="float" office:value="3.842" calcext:value-type="float">
            <text:p>3.842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7</text:p>
          </table:table-cell>
          <table:table-cell office:value-type="string" calcext:value-type="string">
            <text:p>gray+blue+yellow+red+black+green</text:p>
          </table:table-cell>
          <table:table-cell table:formula="of:=SUM([E1.C4:.C9])" office:value-type="float" office:value="-39701.529" calcext:value-type="float">
            <text:p>-39701.529</text:p>
          </table:table-cell>
          <table:table-cell table:formula="of:=[E1.I$3]-[E1.I10]" office:value-type="float" office:value="4782.241" calcext:value-type="float">
            <text:p>4782.241</text:p>
          </table:table-cell>
        </table:table-row>
        <table:table-row table:style-name="ro1">
          <table:table-cell/>
          <table:table-cell office:value-type="string" calcext:value-type="string">
            <text:p>yellow-red-black-green</text:p>
          </table:table-cell>
          <table:table-cell table:style-name="ce2" office:value-type="float" office:value="-21862.851" calcext:value-type="float">
            <text:p>-21862.851</text:p>
          </table:table-cell>
          <table:table-cell office:value-type="float" office:value="0.878" calcext:value-type="float">
            <text:p>0.87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table:style-name="ce2" table:number-columns-repeated="2"/>
        </table:table-row>
        <table:table-row table:style-name="ro1">
          <table:table-cell/>
          <table:table-cell office:value-type="string" calcext:value-type="string">
            <text:p>red-black-green</text:p>
          </table:table-cell>
          <table:table-cell table:style-name="ce2" office:value-type="float" office:value="-15978.073" calcext:value-type="float">
            <text:p>-15978.073</text:p>
          </table:table-cell>
          <table:table-cell office:value-type="float" office:value="1.012" calcext:value-type="float">
            <text:p>1.012</text:p>
          </table:table-cell>
          <table:table-cell office:value-type="string" calcext:value-type="string">
            <text:p>yes</text:p>
          </table:table-cell>
          <table:table-cell/>
          <table:table-cell table:style-name="ce2"/>
          <table:table-cell/>
          <table:table-cell table:style-name="ce2" table:number-columns-repeated="2"/>
        </table:table-row>
        <table:table-row table:style-name="ro1">
          <table:table-cell/>
          <table:table-cell office:value-type="string" calcext:value-type="string">
            <text:p>black-green</text:p>
          </table:table-cell>
          <table:table-cell table:style-name="ce2" office:value-type="float" office:value="-9259.201" calcext:value-type="float">
            <text:p>-9259.201</text:p>
          </table:table-cell>
          <table:table-cell office:value-type="float" office:value="0.536" calcext:value-type="float">
            <text:p>0.536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d-black</text:p>
          </table:table-cell>
          <table:table-cell table:style-name="ce2" office:value-type="float" office:value="-9963.355" calcext:value-type="float">
            <text:p>-9963.355</text:p>
          </table:table-cell>
          <table:table-cell office:value-type="float" office:value="0.588" calcext:value-type="float">
            <text:p>0.588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reen-yellow</text:p>
          </table:table-cell>
          <table:table-cell table:style-name="ce2" office:value-type="float" office:value="-13001.46" calcext:value-type="float">
            <text:p>-13001.46</text:p>
          </table:table-cell>
          <table:table-cell office:value-type="float" office:value="2.687" calcext:value-type="float">
            <text:p>2.68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table:style-name="ce2" table:number-columns-repeated="2"/>
        </table:table-row>
        <table:table-row table:style-name="ro1">
          <table:table-cell table:style-name="ce1" table:number-columns-repeated="6"/>
          <table:table-cell table:style-name="ce3"/>
          <table:table-cell table:style-name="ce1" table:number-columns-repeated="3"/>
        </table:table-row>
        <table:table-row table:style-name="ro1" table:number-rows-repeated="2">
          <table:table-cell/>
          <table:table-cell table:style-name="ce4"/>
          <table:table-cell table:style-name="ce2" table:number-columns-repeated="3"/>
          <table:table-cell table:number-columns-repeated="2"/>
          <table:table-cell table:style-name="ce4" table:number-columns-repeated="2"/>
          <table:table-cell table:style-name="ce6"/>
        </table:table-row>
        <table:table-row table:style-name="ro1">
          <table:table-cell table:style-name="ce1"/>
          <table:table-cell table:style-name="ce3" office:value-type="string" calcext:value-type="string">
            <text:p>RD2</text:p>
          </table:table-cell>
          <table:table-cell table:style-name="ce1" table:number-columns-repeated="4"/>
          <table:table-cell table:style-name="ce3" table:number-columns-repeated="3"/>
          <table:table-cell table:style-name="ce10"/>
        </table:table-row>
        <table:table-row table:style-name="ro1">
          <table:table-cell table:number-columns-repeated="2"/>
          <table:table-cell table:style-name="ce4" office:value-type="string" calcext:value-type="string">
            <text:p>P(data|M)</text:p>
          </table:table-cell>
          <table:table-cell table:style-name="ce6" office:value-type="string" calcext:value-type="string">
            <text:p>S.E.</text:p>
          </table:table-cell>
          <table:table-cell table:style-name="ce6" office:value-type="string" calcext:value-type="string">
            <text:p>convergence</text:p>
          </table:table-cell>
          <table:table-cell table:number-columns-repeated="2"/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P(data|M)</text:p>
          </table:table-cell>
          <table:table-cell table:style-name="ce6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float" office:value="-33920.463" calcext:value-type="float">
            <text:p>-33920.463</text:p>
          </table:table-cell>
          <table:table-cell office:value-type="float" office:value="3.324" calcext:value-type="float">
            <text:p>3.324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0</text:p>
          </table:table-cell>
          <table:table-cell office:value-type="string" calcext:value-type="string">
            <text:p>(gray-blue-yellow-red-black-green)</text:p>
          </table:table-cell>
          <table:table-cell table:formula="of:=[E1.C21]" office:value-type="float" office:value="-33920.463" calcext:value-type="float">
            <text:p>-33920.463</text:p>
          </table:table-cell>
          <table:table-cell table:formula="of:=[E1.I$21]-[E1.I21]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AvesTestudines</text:p>
          </table:table-cell>
          <table:table-cell office:value-type="string" calcext:value-type="string">
            <text:p>gray</text:p>
          </table:table-cell>
          <table:table-cell office:value-type="float" office:value="-7565.661" calcext:value-type="float">
            <text:p>-7565.661</text:p>
          </table:table-cell>
          <table:table-cell office:value-type="float" office:value="0.679" calcext:value-type="float">
            <text:p>0.679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1</text:p>
          </table:table-cell>
          <table:table-cell office:value-type="string" calcext:value-type="string">
            <text:p>gray+(blue-yellow-red-black-green)</text:p>
          </table:table-cell>
          <table:table-cell table:formula="of:=[E1.C22]+[E1.C28]" office:value-type="float" office:value="-34808.851" calcext:value-type="float">
            <text:p>-34808.851</text:p>
          </table:table-cell>
          <table:table-cell table:formula="of:=[E1.I$21]-[E1.I22]" office:value-type="float" office:value="888.387999999992" calcext:value-type="float">
            <text:p>888.388</text:p>
          </table:table-cell>
        </table:table-row>
        <table:table-row table:style-name="ro1">
          <table:table-cell office:value-type="string" calcext:value-type="string">
            <text:p>Delta-Zeta</text:p>
          </table:table-cell>
          <table:table-cell office:value-type="string" calcext:value-type="string">
            <text:p>blue</text:p>
          </table:table-cell>
          <table:table-cell office:value-type="float" office:value="-7181.331" calcext:value-type="float">
            <text:p>-7181.331</text:p>
          </table:table-cell>
          <table:table-cell office:value-type="float" office:value="0.552" calcext:value-type="float">
            <text:p>0.552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2</text:p>
          </table:table-cell>
          <table:table-cell office:value-type="string" calcext:value-type="string">
            <text:p>gray+blue+(yellow-red-black-green)</text:p>
          </table:table-cell>
          <table:table-cell table:formula="of:=[E1.C22]+[E1.C23]+[E1.C29]" office:value-type="float" office:value="-35940.278" calcext:value-type="float">
            <text:p>-35940.278</text:p>
          </table:table-cell>
          <table:table-cell table:formula="of:=[E1.I$21]-[E1.I23]" office:value-type="float" office:value="2019.81499999999" calcext:value-type="float">
            <text:p>2019.815</text:p>
          </table:table-cell>
        </table:table-row>
        <table:table-row table:style-name="ro1">
          <table:table-cell office:value-type="string" calcext:value-type="string">
            <text:p>Lambda-Mu</text:p>
          </table:table-cell>
          <table:table-cell office:value-type="string" calcext:value-type="string">
            <text:p>yellow</text:p>
          </table:table-cell>
          <table:table-cell office:value-type="float" office:value="-6935.207" calcext:value-type="float">
            <text:p>-6935.207</text:p>
          </table:table-cell>
          <table:table-cell office:value-type="float" office:value="0.861" calcext:value-type="float">
            <text:p>0.861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3</text:p>
          </table:table-cell>
          <table:table-cell office:value-type="string" calcext:value-type="string">
            <text:p>gray+blue+yellow+(red-black-green)</text:p>
          </table:table-cell>
          <table:table-cell table:formula="of:=[E1.C22]+[E1.C23]+[E1.C24]+[E1.C30]" office:value-type="float" office:value="-37081.945" calcext:value-type="float">
            <text:p>-37081.945</text:p>
          </table:table-cell>
          <table:table-cell table:formula="of:=[E1.I$21]-[E1.I24]" office:value-type="float" office:value="3161.482" calcext:value-type="float">
            <text:p>3161.482</text:p>
          </table:table-cell>
        </table:table-row>
        <table:table-row table:style-name="ro1">
          <table:table-cell office:value-type="string" calcext:value-type="string">
            <text:p>Alpha-Omikron</text:p>
          </table:table-cell>
          <table:table-cell office:value-type="string" calcext:value-type="string">
            <text:p>red</text:p>
          </table:table-cell>
          <table:table-cell office:value-type="float" office:value="-7234.6" calcext:value-type="float">
            <text:p>-7234.600</text:p>
          </table:table-cell>
          <table:table-cell office:value-type="float" office:value="0.707" calcext:value-type="float">
            <text:p>0.707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4</text:p>
          </table:table-cell>
          <table:table-cell office:value-type="string" calcext:value-type="string">
            <text:p>gray+blue+yellow+red+(black-green)</text:p>
          </table:table-cell>
          <table:table-cell table:formula="of:=SUM([E1.C22:.C25])+[E1.C31]" office:value-type="float" office:value="-38035.707" calcext:value-type="float">
            <text:p>-38035.707</text:p>
          </table:table-cell>
          <table:table-cell table:formula="of:=[E1.I$21]-[E1.I25]" office:value-type="float" office:value="4115.24399999999" calcext:value-type="float">
            <text:p>4115.244</text:p>
          </table:table-cell>
        </table:table-row>
        <table:table-row table:style-name="ro1">
          <table:table-cell office:value-type="string" calcext:value-type="string">
            <text:p>Manatees</text:p>
          </table:table-cell>
          <table:table-cell office:value-type="string" calcext:value-type="string">
            <text:p>black</text:p>
          </table:table-cell>
          <table:table-cell office:value-type="float" office:value="-3047.083" calcext:value-type="float">
            <text:p>-3047.083</text:p>
          </table:table-cell>
          <table:table-cell office:value-type="float" office:value="0.098" calcext:value-type="float">
            <text:p>0.098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5</text:p>
          </table:table-cell>
          <table:table-cell office:value-type="string" calcext:value-type="string">
            <text:p>gray+blue+(red-black)+(green-yellow)</text:p>
          </table:table-cell>
          <table:table-cell table:style-name="ce2" table:formula="of:=[E1.C22]+[E1.C23]+[E1.C32]+[E1.C33]" office:value-type="float" office:value="-36956.427" calcext:value-type="float">
            <text:p>-36956.427</text:p>
          </table:table-cell>
          <table:table-cell table:formula="of:=[E1.I$21]-[E1.I26]" office:value-type="float" office:value="3035.96399999999" calcext:value-type="float">
            <text:p>3035.964</text:p>
          </table:table-cell>
        </table:table-row>
        <table:table-row table:style-name="ro1">
          <table:table-cell office:value-type="string" calcext:value-type="string">
            <text:p>Beta-Xi</text:p>
          </table:table-cell>
          <table:table-cell office:value-type="string" calcext:value-type="string">
            <text:p>green</text:p>
          </table:table-cell>
          <table:table-cell office:value-type="float" office:value="-6970.012" calcext:value-type="float">
            <text:p>-6970.012</text:p>
          </table:table-cell>
          <table:table-cell office:value-type="float" office:value="0.288" calcext:value-type="float">
            <text:p>0.288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6</text:p>
          </table:table-cell>
          <table:table-cell office:value-type="string" calcext:value-type="string">
            <text:p>gray+blue+red+black+(green-yellow)</text:p>
          </table:table-cell>
          <table:table-cell table:style-name="ce2" table:formula="of:=[E1.C22]+[E1.C23]+[E1.C25]+[E1.C26]+[E1.C33]" office:value-type="float" office:value="-37825.689" calcext:value-type="float">
            <text:p>-37825.689</text:p>
          </table:table-cell>
          <table:table-cell table:formula="of:=[E1.I$21]-[E1.I27]" office:value-type="float" office:value="3905.22599999999" calcext:value-type="float">
            <text:p>3905.226</text:p>
          </table:table-cell>
        </table:table-row>
        <table:table-row table:style-name="ro1">
          <table:table-cell/>
          <table:table-cell office:value-type="string" calcext:value-type="string">
            <text:p>blue-yellow-red-black-green</text:p>
          </table:table-cell>
          <table:table-cell office:value-type="float" office:value="-27243.19" calcext:value-type="float">
            <text:p>-27243.190</text:p>
          </table:table-cell>
          <table:table-cell office:value-type="float" office:value="4.428" calcext:value-type="float">
            <text:p>4.428</text:p>
          </table:table-cell>
          <table:table-cell table:style-name="ce9" office:value-type="string" calcext:value-type="string">
            <text:p>no</text:p>
          </table:table-cell>
          <table:table-cell/>
          <table:table-cell office:value-type="string" calcext:value-type="string">
            <text:p>H7</text:p>
          </table:table-cell>
          <table:table-cell office:value-type="string" calcext:value-type="string">
            <text:p>gray+blue+yellow+red+black+green</text:p>
          </table:table-cell>
          <table:table-cell table:formula="of:=SUM([E1.C22:.C27])" office:value-type="float" office:value="-38933.894" calcext:value-type="float">
            <text:p>-38933.894</text:p>
          </table:table-cell>
          <table:table-cell table:formula="of:=[E1.I$21]-[E1.I28]" office:value-type="float" office:value="5013.431" calcext:value-type="float">
            <text:p>5013.431</text:p>
          </table:table-cell>
        </table:table-row>
        <table:table-row table:style-name="ro1">
          <table:table-cell/>
          <table:table-cell office:value-type="string" calcext:value-type="string">
            <text:p>yellow-red-black-green</text:p>
          </table:table-cell>
          <table:table-cell office:value-type="float" office:value="-21193.286" calcext:value-type="float">
            <text:p>-21193.286</text:p>
          </table:table-cell>
          <table:table-cell office:value-type="float" office:value="2.342" calcext:value-type="float">
            <text:p>2.342</text:p>
          </table:table-cell>
          <table:table-cell office:value-type="string" calcext:value-type="string">
            <text:p>no</text:p>
          </table:table-cell>
          <table:table-cell table:number-columns-repeated="3"/>
          <table:table-cell table:style-name="ce2" table:number-columns-repeated="2"/>
        </table:table-row>
        <table:table-row table:style-name="ro1">
          <table:table-cell/>
          <table:table-cell office:value-type="string" calcext:value-type="string">
            <text:p>red-black-green</text:p>
          </table:table-cell>
          <table:table-cell office:value-type="float" office:value="-15399.746" calcext:value-type="float">
            <text:p>-15399.746</text:p>
          </table:table-cell>
          <table:table-cell office:value-type="float" office:value="2.111" calcext:value-type="float">
            <text:p>2.111</text:p>
          </table:table-cell>
          <table:table-cell table:style-name="ce9" office:value-type="string" calcext:value-type="string">
            <text:p>no</text:p>
          </table:table-cell>
          <table:table-cell/>
          <table:table-cell table:style-name="ce2"/>
          <table:table-cell/>
          <table:table-cell table:style-name="ce2" table:number-columns-repeated="2"/>
        </table:table-row>
        <table:table-row table:style-name="ro1">
          <table:table-cell/>
          <table:table-cell office:value-type="string" calcext:value-type="string">
            <text:p>black-green</text:p>
          </table:table-cell>
          <table:table-cell office:value-type="float" office:value="-9118.908" calcext:value-type="float">
            <text:p>-9118.908</text:p>
          </table:table-cell>
          <table:table-cell office:value-type="float" office:value="0.614" calcext:value-type="float">
            <text:p>0.614</text:p>
          </table:table-cell>
          <table:table-cell table:style-name="ce9"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d-black</text:p>
          </table:table-cell>
          <table:table-cell office:value-type="float" office:value="-9412.421" calcext:value-type="float">
            <text:p>-9412.421</text:p>
          </table:table-cell>
          <table:table-cell office:value-type="float" office:value="1.014" calcext:value-type="float">
            <text:p>1.014</text:p>
          </table:table-cell>
          <table:table-cell table:style-name="ce9"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reen-yellow</text:p>
          </table:table-cell>
          <table:table-cell office:value-type="float" office:value="-12797.014" calcext:value-type="float">
            <text:p>-12797.014</text:p>
          </table:table-cell>
          <table:table-cell table:style-name="ce7" office:value-type="float" office:value="1.767" calcext:value-type="float">
            <text:p>1.767</text:p>
          </table:table-cell>
          <table:table-cell table:style-name="ce9" office:value-type="string" calcext:value-type="string">
            <text:p>yes</text:p>
          </table:table-cell>
          <table:table-cell table:number-columns-repeated="3"/>
          <table:table-cell table:style-name="ce2" table:number-columns-repeated="2"/>
        </table:table-row>
        <table:table-row table:style-name="ro1">
          <table:table-cell table:style-name="ce1" table:number-columns-repeated="6"/>
          <table:table-cell table:style-name="ce3"/>
          <table:table-cell table:style-name="ce1" table:number-columns-repeated="3"/>
        </table:table-row>
      </table:table>
      <table:table table:name="Final_tables" table:style-name="ta1">
        <table:table-column table:style-name="co5" table:default-cell-style-name="ce15"/>
        <table:table-column table:style-name="co6" table:default-cell-style-name="Default"/>
        <table:table-column table:style-name="co14" table:default-cell-style-name="ce22"/>
        <table:table-column table:style-name="co17" table:default-cell-style-name="ce22"/>
        <table:table-column table:style-name="co14" table:default-cell-style-name="ce22"/>
        <table:table-column table:style-name="co18" table:default-cell-style-name="ce22"/>
        <table:table-column table:style-name="co19" table:default-cell-style-name="ce22"/>
        <table:table-column table:style-name="co18" table:default-cell-style-name="ce22"/>
        <table:table-column table:style-name="co14" table:default-cell-style-name="ce22"/>
        <table:table-column table:style-name="co17" table:default-cell-style-name="ce22"/>
        <table:table-column table:style-name="co3" table:number-columns-repeated="1014" table:default-cell-style-name="Default"/>
        <table:table-row table:style-name="ro1">
          <table:table-cell office:value-type="string" calcext:value-type="string">
            <text:p>Table 1. Testing for common ancestry of E6 and E7 on Reduced Data set 1</text:p>
          </table:table-cell>
          <table:table-cell table:style-name="ce15" table:number-columns-repeated="7"/>
          <table:table-cell table:style-name="Default" table:number-columns-repeated="2"/>
          <table:table-cell table:style-name="ce15" table:number-columns-repeated="1014"/>
        </table:table-row>
        <table:table-row table:style-name="ro1">
          <table:table-cell table:style-name="ce16" table:number-columns-spanned="2" table:number-rows-spanned="1"/>
          <table:covered-table-cell table:style-name="ce16"/>
          <table:table-cell table:style-name="ce20" office:value-type="string" calcext:value-type="string" table:number-columns-spanned="2" table:number-rows-spanned="1">
            <text:p>cat_E6E7</text:p>
          </table:table-cell>
          <table:covered-table-cell table:style-name="ce16"/>
          <table:table-cell table:style-name="ce20" office:value-type="string" calcext:value-type="string" table:number-columns-spanned="2" table:number-rows-spanned="1">
            <text:p>E6</text:p>
          </table:table-cell>
          <table:covered-table-cell table:style-name="ce16"/>
          <table:table-cell table:style-name="ce20" office:value-type="string" calcext:value-type="string" table:number-columns-spanned="2" table:number-rows-spanned="1">
            <text:p>E7</text:p>
          </table:table-cell>
          <table:covered-table-cell table:style-name="ce20"/>
          <table:table-cell table:style-name="ce20" office:value-type="string" calcext:value-type="string" table:number-columns-spanned="2" table:number-rows-spanned="1">
            <text:p>E1</text:p>
          </table:table-cell>
          <table:covered-table-cell table:style-name="ce20"/>
          <table:table-cell table:style-name="ce14" table:number-columns-repeated="1014"/>
        </table:table-row>
        <table:table-row table:style-name="ro1">
          <table:table-cell table:style-name="ce17" office:value-type="string" calcext:value-type="string" table:number-columns-spanned="2" table:number-rows-spanned="1">
            <text:p>Model</text:p>
          </table:table-cell>
          <table:covered-table-cell table:style-name="ce17"/>
          <table:table-cell table:style-name="ce21" office:value-type="string" calcext:value-type="string">
            <text:p>P(data|M)</text:p>
          </table:table-cell>
          <table:table-cell table:style-name="ce21" office:value-type="string" calcext:value-type="string">
            <text:p><text:span text:style-name="T1">Δ</text:span>BF</text:p>
          </table:table-cell>
          <table:table-cell table:style-name="ce21" office:value-type="string" calcext:value-type="string">
            <text:p>P(data|M)</text:p>
          </table:table-cell>
          <table:table-cell table:style-name="ce21" office:value-type="string" calcext:value-type="string">
            <text:p><text:span text:style-name="T1">Δ</text:span>BF</text:p>
          </table:table-cell>
          <table:table-cell table:style-name="ce21" office:value-type="string" calcext:value-type="string">
            <text:p>P(data|M)</text:p>
          </table:table-cell>
          <table:table-cell table:style-name="ce21" office:value-type="string" calcext:value-type="string">
            <text:p><text:span text:style-name="T1">Δ</text:span>BF</text:p>
          </table:table-cell>
          <table:table-cell table:style-name="ce21" office:value-type="string" calcext:value-type="string">
            <text:p>P(data|M)</text:p>
          </table:table-cell>
          <table:table-cell table:style-name="ce21" office:value-type="string" calcext:value-type="string">
            <text:p><text:span text:style-name="T1">Δ</text:span>BF</text:p>
          </table:table-cell>
          <table:table-cell table:style-name="ce14" table:number-columns-repeated="1014"/>
        </table:table-row>
        <table:table-row table:style-name="ro1">
          <table:table-cell office:value-type="string" calcext:value-type="string">
            <text:p>H0:</text:p>
          </table:table-cell>
          <table:table-cell office:value-type="string" calcext:value-type="string">
            <text:p>(gray-blue-yellow-red-black-green)</text:p>
          </table:table-cell>
          <table:table-cell office:value-type="float" office:value="-19083.055" calcext:value-type="float">
            <text:p>-19083.055</text:p>
          </table:table-cell>
          <table:table-cell table:style-name="ce24" office:value-type="float" office:value="0" calcext:value-type="float">
            <text:p>0</text:p>
          </table:table-cell>
          <table:table-cell office:value-type="float" office:value="-10960.151" calcext:value-type="float">
            <text:p>-10960.151</text:p>
          </table:table-cell>
          <table:table-cell table:style-name="ce24" office:value-type="float" office:value="0" calcext:value-type="float">
            <text:p>0</text:p>
          </table:table-cell>
          <table:table-cell office:value-type="float" office:value="-8239.297" calcext:value-type="float">
            <text:p>-8239.297</text:p>
          </table:table-cell>
          <table:table-cell table:style-name="ce24" office:value-type="float" office:value="0" calcext:value-type="float">
            <text:p>0</text:p>
          </table:table-cell>
          <table:table-cell office:value-type="float" office:value="-34919.288" calcext:value-type="float">
            <text:p>-34919.288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1:</text:p>
          </table:table-cell>
          <table:table-cell office:value-type="string" calcext:value-type="string">
            <text:p>gray+(blue-yellow-red-black-green)</text:p>
          </table:table-cell>
          <table:table-cell office:value-type="float" office:value="-19425.259" calcext:value-type="float">
            <text:p>-19425.259</text:p>
          </table:table-cell>
          <table:table-cell office:value-type="float" office:value="342.203999999998" calcext:value-type="float">
            <text:p>342.204</text:p>
          </table:table-cell>
          <table:table-cell office:value-type="float" office:value="-11008.514" calcext:value-type="float">
            <text:p>-11008.514</text:p>
          </table:table-cell>
          <table:table-cell office:value-type="float" office:value="48.3629999999994" calcext:value-type="float">
            <text:p>48.363</text:p>
          </table:table-cell>
          <table:table-cell office:value-type="float" office:value="-8300.605" calcext:value-type="float">
            <text:p>-8300.605</text:p>
          </table:table-cell>
          <table:table-cell office:value-type="float" office:value="61.3079999999991" calcext:value-type="float">
            <text:p>61.308</text:p>
          </table:table-cell>
          <table:table-cell office:value-type="float" office:value="-35701.046" calcext:value-type="float">
            <text:p>-35701.046</text:p>
          </table:table-cell>
          <table:table-cell office:value-type="float" office:value="781.758000000002" calcext:value-type="float">
            <text:p>781.7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:</text:p>
          </table:table-cell>
          <table:table-cell office:value-type="string" calcext:value-type="string">
            <text:p>gray+blue+(yellow-red-black-green)</text:p>
          </table:table-cell>
          <table:table-cell office:value-type="float" office:value="-19595.075" calcext:value-type="float">
            <text:p>-19595.075</text:p>
          </table:table-cell>
          <table:table-cell office:value-type="float" office:value="512.02" calcext:value-type="float">
            <text:p>512.020</text:p>
          </table:table-cell>
          <table:table-cell office:value-type="float" office:value="-11102.586" calcext:value-type="float">
            <text:p>-11102.586</text:p>
          </table:table-cell>
          <table:table-cell office:value-type="float" office:value="142.435" calcext:value-type="float">
            <text:p>142.435</text:p>
          </table:table-cell>
          <table:table-cell office:value-type="float" office:value="-8391.373" calcext:value-type="float">
            <text:p>-8391.373</text:p>
          </table:table-cell>
          <table:table-cell office:value-type="float" office:value="152.075999999999" calcext:value-type="float">
            <text:p>152.076</text:p>
          </table:table-cell>
          <table:table-cell office:value-type="float" office:value="-36772.031" calcext:value-type="float">
            <text:p>-36772.031</text:p>
          </table:table-cell>
          <table:table-cell office:value-type="float" office:value="1852.743" calcext:value-type="float">
            <text:p>1852.7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3:</text:p>
          </table:table-cell>
          <table:table-cell office:value-type="string" calcext:value-type="string">
            <text:p>gray+blue+yellow+(red-black-green)</text:p>
          </table:table-cell>
          <table:table-cell office:value-type="float" office:value="-19883.098" calcext:value-type="float">
            <text:p>-19883.098</text:p>
          </table:table-cell>
          <table:table-cell office:value-type="float" office:value="800.042999999998" calcext:value-type="float">
            <text:p>800.043</text:p>
          </table:table-cell>
          <table:table-cell office:value-type="float" office:value="-11266.682" calcext:value-type="float">
            <text:p>-11266.682</text:p>
          </table:table-cell>
          <table:table-cell office:value-type="float" office:value="306.531000000001" calcext:value-type="float">
            <text:p>306.531</text:p>
          </table:table-cell>
          <table:table-cell office:value-type="float" office:value="-8515.244" calcext:value-type="float">
            <text:p>-8515.244</text:p>
          </table:table-cell>
          <table:table-cell office:value-type="float" office:value="275.947" calcext:value-type="float">
            <text:p>275.947</text:p>
          </table:table-cell>
          <table:table-cell office:value-type="float" office:value="-37854.225" calcext:value-type="float">
            <text:p>-37854.225</text:p>
          </table:table-cell>
          <table:table-cell office:value-type="float" office:value="2934.93700000001" calcext:value-type="float">
            <text:p>2934.9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4:</text:p>
          </table:table-cell>
          <table:table-cell office:value-type="string" calcext:value-type="string">
            <text:p>gray+blue+yellow+red+(black-green)</text:p>
          </table:table-cell>
          <table:table-cell office:value-type="float" office:value="-20108.285" calcext:value-type="float">
            <text:p>-20108.285</text:p>
          </table:table-cell>
          <table:table-cell office:value-type="float" office:value="1025.23" calcext:value-type="float">
            <text:p>1025.230</text:p>
          </table:table-cell>
          <table:table-cell office:value-type="float" office:value="-11390.535" calcext:value-type="float">
            <text:p>-11390.535</text:p>
          </table:table-cell>
          <table:table-cell office:value-type="float" office:value="430.384" calcext:value-type="float">
            <text:p>430.384</text:p>
          </table:table-cell>
          <table:table-cell office:value-type="float" office:value="-8644.525" calcext:value-type="float">
            <text:p>-8644.525</text:p>
          </table:table-cell>
          <table:table-cell office:value-type="float" office:value="405.227999999999" calcext:value-type="float">
            <text:p>405.228</text:p>
          </table:table-cell>
          <table:table-cell office:value-type="float" office:value="-38838.352" calcext:value-type="float">
            <text:p>-38838.352</text:p>
          </table:table-cell>
          <table:table-cell office:value-type="float" office:value="3919.064" calcext:value-type="float">
            <text:p>3919.06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5:</text:p>
          </table:table-cell>
          <table:table-cell office:value-type="string" calcext:value-type="string">
            <text:p>gray+blue+(red-black)+(green-yellow)</text:p>
          </table:table-cell>
          <table:table-cell office:value-type="float" office:value="-19850.013" calcext:value-type="float">
            <text:p>-19850.013</text:p>
          </table:table-cell>
          <table:table-cell office:value-type="float" office:value="766.957999999999" calcext:value-type="float">
            <text:p>766.958</text:p>
          </table:table-cell>
          <table:table-cell office:value-type="float" office:value="-11239.646" calcext:value-type="float">
            <text:p>-11239.646</text:p>
          </table:table-cell>
          <table:table-cell office:value-type="float" office:value="279.495000000001" calcext:value-type="float">
            <text:p>279.495</text:p>
          </table:table-cell>
          <table:table-cell office:value-type="float" office:value="-8541.05" calcext:value-type="float">
            <text:p>-8541.050</text:p>
          </table:table-cell>
          <table:table-cell office:value-type="float" office:value="301.752999999999" calcext:value-type="float">
            <text:p>301.753</text:p>
          </table:table-cell>
          <table:table-cell office:value-type="float" office:value="-37873.995" calcext:value-type="float">
            <text:p>-37873.995</text:p>
          </table:table-cell>
          <table:table-cell office:value-type="float" office:value="2954.70699999999" calcext:value-type="float">
            <text:p>2954.7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6:</text:p>
          </table:table-cell>
          <table:table-cell office:value-type="string" calcext:value-type="string">
            <text:p>gray+blue+red+black+(green-yellow)</text:p>
          </table:table-cell>
          <table:table-cell office:value-type="float" office:value="-22355.489" calcext:value-type="float">
            <text:p>-22355.489</text:p>
          </table:table-cell>
          <table:table-cell office:value-type="float" office:value="3272.434" calcext:value-type="float">
            <text:p>3272.434</text:p>
          </table:table-cell>
          <table:table-cell office:value-type="float" office:value="-11352.869" calcext:value-type="float">
            <text:p>-11352.869</text:p>
          </table:table-cell>
          <table:table-cell office:value-type="float" office:value="392.718000000001" calcext:value-type="float">
            <text:p>392.718</text:p>
          </table:table-cell>
          <table:table-cell office:value-type="float" office:value="-8638.945" calcext:value-type="float">
            <text:p>-8638.945</text:p>
          </table:table-cell>
          <table:table-cell office:value-type="float" office:value="399.647999999999" calcext:value-type="float">
            <text:p>399.648</text:p>
          </table:table-cell>
          <table:table-cell office:value-type="float" office:value="-38701.953" calcext:value-type="float">
            <text:p>-38701.953</text:p>
          </table:table-cell>
          <table:table-cell office:value-type="float" office:value="3782.66499999999" calcext:value-type="float">
            <text:p>3782.665</text:p>
          </table:table-cell>
          <table:table-cell table:number-columns-repeated="1014"/>
        </table:table-row>
        <table:table-row table:style-name="ro1">
          <table:table-cell table:style-name="ce18" office:value-type="string" calcext:value-type="string">
            <text:p>H7:</text:p>
          </table:table-cell>
          <table:table-cell table:style-name="ce19" office:value-type="string" calcext:value-type="string">
            <text:p>gray+blue+yellow+red+black+green</text:p>
          </table:table-cell>
          <table:table-cell table:style-name="ce23" office:value-type="float" office:value="-20317.714" calcext:value-type="float">
            <text:p>-20317.714</text:p>
          </table:table-cell>
          <table:table-cell table:style-name="ce23" office:value-type="float" office:value="1234.659" calcext:value-type="float">
            <text:p>1234.659</text:p>
          </table:table-cell>
          <table:table-cell table:style-name="ce23" office:value-type="float" office:value="-11503.409" calcext:value-type="float">
            <text:p>-11503.409</text:p>
          </table:table-cell>
          <table:table-cell table:style-name="ce23" office:value-type="float" office:value="543.258" calcext:value-type="float">
            <text:p>543.258</text:p>
          </table:table-cell>
          <table:table-cell table:style-name="ce23" office:value-type="float" office:value="-8748.908" calcext:value-type="float">
            <text:p>-8748.908</text:p>
          </table:table-cell>
          <table:table-cell table:style-name="ce23" office:value-type="float" office:value="509.610999999999" calcext:value-type="float">
            <text:p>509.611</text:p>
          </table:table-cell>
          <table:table-cell table:style-name="ce23" office:value-type="float" office:value="-39701.529" calcext:value-type="float">
            <text:p>-39701.529</text:p>
          </table:table-cell>
          <table:table-cell table:style-name="ce23" office:value-type="float" office:value="4782.241" calcext:value-type="float">
            <text:p>4782.241</text:p>
          </table:table-cell>
          <table:table-cell table:number-columns-repeated="101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8"/>
          <table:table-cell table:number-columns-repeated="1014"/>
        </table:table-row>
        <table:table-row table:style-name="ro1">
          <table:table-cell office:value-type="string" calcext:value-type="string">
            <text:p>Table 2. Testing for common ancestry of E6 and E7 on Reduced Data set 2</text:p>
          </table:table-cell>
          <table:table-cell table:style-name="ce15" table:number-columns-repeated="7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16" table:number-columns-spanned="2" table:number-rows-spanned="1"/>
          <table:covered-table-cell table:style-name="ce16"/>
          <table:table-cell table:style-name="ce20" office:value-type="string" calcext:value-type="string" table:number-columns-spanned="2" table:number-rows-spanned="1">
            <text:p>cat_E6E7</text:p>
          </table:table-cell>
          <table:covered-table-cell table:style-name="ce16"/>
          <table:table-cell table:style-name="ce20" office:value-type="string" calcext:value-type="string" table:number-columns-spanned="2" table:number-rows-spanned="1">
            <text:p>E6</text:p>
          </table:table-cell>
          <table:covered-table-cell table:style-name="ce16"/>
          <table:table-cell table:style-name="ce20" office:value-type="string" calcext:value-type="string" table:number-columns-spanned="2" table:number-rows-spanned="1">
            <text:p>E7</text:p>
          </table:table-cell>
          <table:covered-table-cell table:style-name="ce20"/>
          <table:table-cell table:style-name="ce20" office:value-type="string" calcext:value-type="string" table:number-columns-spanned="2" table:number-rows-spanned="1">
            <text:p>E1</text:p>
          </table:table-cell>
          <table:covered-table-cell table:style-name="ce20"/>
          <table:table-cell table:number-columns-repeated="1014"/>
        </table:table-row>
        <table:table-row table:style-name="ro1">
          <table:table-cell table:style-name="ce17" office:value-type="string" calcext:value-type="string" table:number-columns-spanned="2" table:number-rows-spanned="1">
            <text:p>Model</text:p>
          </table:table-cell>
          <table:covered-table-cell table:style-name="ce17"/>
          <table:table-cell table:style-name="ce21" office:value-type="string" calcext:value-type="string">
            <text:p>P(data|M)</text:p>
          </table:table-cell>
          <table:table-cell table:style-name="ce21" office:value-type="string" calcext:value-type="string">
            <text:p><text:span text:style-name="T1">Δ</text:span>BF</text:p>
          </table:table-cell>
          <table:table-cell table:style-name="ce21" office:value-type="string" calcext:value-type="string">
            <text:p>P(data|M)</text:p>
          </table:table-cell>
          <table:table-cell table:style-name="ce21" office:value-type="string" calcext:value-type="string">
            <text:p><text:span text:style-name="T1">Δ</text:span>BF</text:p>
          </table:table-cell>
          <table:table-cell table:style-name="ce21" office:value-type="string" calcext:value-type="string">
            <text:p>P(data|M)</text:p>
          </table:table-cell>
          <table:table-cell table:style-name="ce21" office:value-type="string" calcext:value-type="string">
            <text:p><text:span text:style-name="T1">Δ</text:span>BF</text:p>
          </table:table-cell>
          <table:table-cell table:style-name="ce21" office:value-type="string" calcext:value-type="string">
            <text:p>P(data|M)</text:p>
          </table:table-cell>
          <table:table-cell table:style-name="ce21" office:value-type="string" calcext:value-type="string">
            <text:p><text:span text:style-name="T1">Δ</text:span>B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0:</text:p>
          </table:table-cell>
          <table:table-cell office:value-type="string" calcext:value-type="string">
            <text:p>(gray-blue-yellow-red-black-green)</text:p>
          </table:table-cell>
          <table:table-cell office:value-type="float" office:value="-19083.055" calcext:value-type="float">
            <text:p>-19083.055</text:p>
          </table:table-cell>
          <table:table-cell table:style-name="ce24" office:value-type="float" office:value="0" calcext:value-type="float">
            <text:p>0</text:p>
          </table:table-cell>
          <table:table-cell table:style-name="Default" office:value-type="float" office:value="-10847.336" calcext:value-type="float">
            <text:p>-10847.336</text:p>
          </table:table-cell>
          <table:table-cell table:style-name="ce24" office:value-type="float" office:value="0" calcext:value-type="float">
            <text:p>0</text:p>
          </table:table-cell>
          <table:table-cell office:value-type="float" office:value="-8106.947" calcext:value-type="float">
            <text:p>-8106.947</text:p>
          </table:table-cell>
          <table:table-cell table:style-name="ce24" office:value-type="float" office:value="0" calcext:value-type="float">
            <text:p>0</text:p>
          </table:table-cell>
          <table:table-cell office:value-type="float" office:value="-33920.463" calcext:value-type="float">
            <text:p>-33920.463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1:</text:p>
          </table:table-cell>
          <table:table-cell office:value-type="string" calcext:value-type="string">
            <text:p>gray+(blue-yellow-red-black-green)</text:p>
          </table:table-cell>
          <table:table-cell office:value-type="float" office:value="-19165.438" calcext:value-type="float">
            <text:p>-19165.438</text:p>
          </table:table-cell>
          <table:table-cell office:value-type="float" office:value="82.382999999998" calcext:value-type="float">
            <text:p>82.383</text:p>
          </table:table-cell>
          <table:table-cell office:value-type="float" office:value="-10915.029" calcext:value-type="float">
            <text:p>-10915.029</text:p>
          </table:table-cell>
          <table:table-cell office:value-type="float" office:value="67.6930000000011" calcext:value-type="float">
            <text:p>67.693</text:p>
          </table:table-cell>
          <table:table-cell office:value-type="float" office:value="-8153.371" calcext:value-type="float">
            <text:p>-8153.371</text:p>
          </table:table-cell>
          <table:table-cell office:value-type="float" office:value="46.4240000000009" calcext:value-type="float">
            <text:p>46.424</text:p>
          </table:table-cell>
          <table:table-cell office:value-type="float" office:value="-34808.851" calcext:value-type="float">
            <text:p>-34808.851</text:p>
          </table:table-cell>
          <table:table-cell office:value-type="float" office:value="888.387999999992" calcext:value-type="float">
            <text:p>888.3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:</text:p>
          </table:table-cell>
          <table:table-cell office:value-type="string" calcext:value-type="string">
            <text:p>gray+blue+(yellow-red-black-green)</text:p>
          </table:table-cell>
          <table:table-cell office:value-type="float" office:value="-19406.063" calcext:value-type="float">
            <text:p>-19406.063</text:p>
          </table:table-cell>
          <table:table-cell office:value-type="float" office:value="323.008000000002" calcext:value-type="float">
            <text:p>323.008</text:p>
          </table:table-cell>
          <table:table-cell office:value-type="float" office:value="-11020.832" calcext:value-type="float">
            <text:p>-11020.832</text:p>
          </table:table-cell>
          <table:table-cell office:value-type="float" office:value="173.495999999999" calcext:value-type="float">
            <text:p>173.496</text:p>
          </table:table-cell>
          <table:table-cell office:value-type="float" office:value="-8281.371" calcext:value-type="float">
            <text:p>-8281.371</text:p>
          </table:table-cell>
          <table:table-cell office:value-type="float" office:value="174.424000000001" calcext:value-type="float">
            <text:p>174.424</text:p>
          </table:table-cell>
          <table:table-cell office:value-type="float" office:value="-35940.278" calcext:value-type="float">
            <text:p>-35940.278</text:p>
          </table:table-cell>
          <table:table-cell office:value-type="float" office:value="2019.81499999999" calcext:value-type="float">
            <text:p>2019.8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3:</text:p>
          </table:table-cell>
          <table:table-cell office:value-type="string" calcext:value-type="string">
            <text:p>gray+blue+yellow+(red-black-green)</text:p>
          </table:table-cell>
          <table:table-cell office:value-type="float" office:value="-19676.573" calcext:value-type="float">
            <text:p>-19676.573</text:p>
          </table:table-cell>
          <table:table-cell office:value-type="float" office:value="593.518" calcext:value-type="float">
            <text:p>593.518</text:p>
          </table:table-cell>
          <table:table-cell office:value-type="float" office:value="-11174.707" calcext:value-type="float">
            <text:p>-11174.707</text:p>
          </table:table-cell>
          <table:table-cell office:value-type="float" office:value="327.370999999999" calcext:value-type="float">
            <text:p>327.371</text:p>
          </table:table-cell>
          <table:table-cell office:value-type="float" office:value="-8424.371" calcext:value-type="float">
            <text:p>-8424.371</text:p>
          </table:table-cell>
          <table:table-cell office:value-type="float" office:value="317.423999999999" calcext:value-type="float">
            <text:p>317.424</text:p>
          </table:table-cell>
          <table:table-cell office:value-type="float" office:value="-37081.945" calcext:value-type="float">
            <text:p>-37081.945</text:p>
          </table:table-cell>
          <table:table-cell office:value-type="float" office:value="3161.482" calcext:value-type="float">
            <text:p>3161.4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4:</text:p>
          </table:table-cell>
          <table:table-cell office:value-type="string" calcext:value-type="string">
            <text:p>gray+blue+yellow+red+(black-green)</text:p>
          </table:table-cell>
          <table:table-cell office:value-type="float" office:value="-19921.623" calcext:value-type="float">
            <text:p>-19921.623</text:p>
          </table:table-cell>
          <table:table-cell office:value-type="float" office:value="838.567999999999" calcext:value-type="float">
            <text:p>838.568</text:p>
          </table:table-cell>
          <table:table-cell office:value-type="float" office:value="-11306.744" calcext:value-type="float">
            <text:p>-11306.744</text:p>
          </table:table-cell>
          <table:table-cell office:value-type="float" office:value="459.407999999999" calcext:value-type="float">
            <text:p>459.408</text:p>
          </table:table-cell>
          <table:table-cell office:value-type="float" office:value="-8539.261" calcext:value-type="float">
            <text:p>-8539.261</text:p>
          </table:table-cell>
          <table:table-cell office:value-type="float" office:value="432.314" calcext:value-type="float">
            <text:p>432.314</text:p>
          </table:table-cell>
          <table:table-cell office:value-type="float" office:value="-38035.707" calcext:value-type="float">
            <text:p>-38035.707</text:p>
          </table:table-cell>
          <table:table-cell office:value-type="float" office:value="4115.24399999999" calcext:value-type="float">
            <text:p>4115.24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5:</text:p>
          </table:table-cell>
          <table:table-cell office:value-type="string" calcext:value-type="string">
            <text:p>gray+blue+(red-black)+(green-yellow)</text:p>
          </table:table-cell>
          <table:table-cell office:value-type="float" office:value="-19682.881" calcext:value-type="float">
            <text:p>-19682.881</text:p>
          </table:table-cell>
          <table:table-cell office:value-type="float" office:value="599.826000000001" calcext:value-type="float">
            <text:p>599.826</text:p>
          </table:table-cell>
          <table:table-cell office:value-type="float" office:value="-13601.982" calcext:value-type="float">
            <text:p>-13601.982</text:p>
          </table:table-cell>
          <table:table-cell office:value-type="float" office:value="2754.646" calcext:value-type="float">
            <text:p>2754.646</text:p>
          </table:table-cell>
          <table:table-cell office:value-type="float" office:value="-8411.536" calcext:value-type="float">
            <text:p>-8411.536</text:p>
          </table:table-cell>
          <table:table-cell office:value-type="float" office:value="304.589" calcext:value-type="float">
            <text:p>304.589</text:p>
          </table:table-cell>
          <table:table-cell office:value-type="float" office:value="-36956.427" calcext:value-type="float">
            <text:p>-36956.427</text:p>
          </table:table-cell>
          <table:table-cell office:value-type="float" office:value="3035.96399999999" calcext:value-type="float">
            <text:p>3035.96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6:</text:p>
          </table:table-cell>
          <table:table-cell office:value-type="string" calcext:value-type="string">
            <text:p>gray+blue+red+black+(green-yellow)</text:p>
          </table:table-cell>
          <table:table-cell office:value-type="float" office:value="-19886.211" calcext:value-type="float">
            <text:p>-19886.211</text:p>
          </table:table-cell>
          <table:table-cell office:value-type="float" office:value="803.155999999999" calcext:value-type="float">
            <text:p>803.156</text:p>
          </table:table-cell>
          <table:table-cell office:value-type="float" office:value="-13704.295" calcext:value-type="float">
            <text:p>-13704.295</text:p>
          </table:table-cell>
          <table:table-cell office:value-type="float" office:value="2856.959" calcext:value-type="float">
            <text:p>2856.959</text:p>
          </table:table-cell>
          <table:table-cell office:value-type="float" office:value="-8511.299" calcext:value-type="float">
            <text:p>-8511.299</text:p>
          </table:table-cell>
          <table:table-cell office:value-type="float" office:value="404.352000000001" calcext:value-type="float">
            <text:p>404.352</text:p>
          </table:table-cell>
          <table:table-cell office:value-type="float" office:value="-37825.689" calcext:value-type="float">
            <text:p>-37825.689</text:p>
          </table:table-cell>
          <table:table-cell office:value-type="float" office:value="3905.22599999999" calcext:value-type="float">
            <text:p>3905.226</text:p>
          </table:table-cell>
          <table:table-cell table:number-columns-repeated="1014"/>
        </table:table-row>
        <table:table-row table:style-name="ro1">
          <table:table-cell table:style-name="ce18" office:value-type="string" calcext:value-type="string">
            <text:p>H7:</text:p>
          </table:table-cell>
          <table:table-cell table:style-name="ce19" office:value-type="string" calcext:value-type="string">
            <text:p>gray+blue+yellow+red+black+green</text:p>
          </table:table-cell>
          <table:table-cell table:style-name="ce23" office:value-type="float" office:value="-20121" calcext:value-type="float">
            <text:p>-20121.000</text:p>
          </table:table-cell>
          <table:table-cell table:style-name="ce23" office:value-type="float" office:value="1037.945" calcext:value-type="float">
            <text:p>1037.945</text:p>
          </table:table-cell>
          <table:table-cell table:style-name="ce23" office:value-type="float" office:value="-11412.956" calcext:value-type="float">
            <text:p>-11412.956</text:p>
          </table:table-cell>
          <table:table-cell table:style-name="ce23" office:value-type="float" office:value="565.620000000001" calcext:value-type="float">
            <text:p>565.620</text:p>
          </table:table-cell>
          <table:table-cell table:style-name="ce23" office:value-type="float" office:value="-8642.184" calcext:value-type="float">
            <text:p>-8642.184</text:p>
          </table:table-cell>
          <table:table-cell table:style-name="ce23" office:value-type="float" office:value="535.237000000001" calcext:value-type="float">
            <text:p>535.237</text:p>
          </table:table-cell>
          <table:table-cell table:style-name="ce23" office:value-type="float" office:value="-38933.894" calcext:value-type="float">
            <text:p>-38933.894</text:p>
          </table:table-cell>
          <table:table-cell table:style-name="ce23" office:value-type="float" office:value="5013.431" calcext:value-type="float">
            <text:p>5013.431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5" loext:min-decimal-places="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4">00/00/0000</text:date>, <text:time style:data-style-name="N2" text:time-value="16:23:39.9248141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3T08:32:03.638503973</meta:creation-date>
    <dc:date>2018-09-24T14:49:26.342931461</dc:date>
    <meta:editing-duration>P8DT17H31M47S</meta:editing-duration>
    <meta:editing-cycles>182</meta:editing-cycles>
    <meta:generator>LibreOffice/5.1.6.2$Linux_X86_64 LibreOffice_project/10m0$Build-2</meta:generator>
    <dc:creator>Anouk Willemsen</dc:creator>
    <meta:document-statistic meta:table-count="5" meta:cell-count="964" meta:object-count="0"/>
  </office:meta>
</office:document-meta>
</file>